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onaco" svg:font-family="Monaco, Consolas, 'Andale Mono', 'DejaVu Sans Mono', monospace"/>
    <style:font-face style:name="apple-system" svg:font-family="apple-system, system-ui, BlinkMacSystemFont, 'Segoe UI', Helvetica, Arial, sans-serif, 'Apple Color Emoji', 'Segoe UI Emoji', 'Segoe UI Symbol'"/>
    <style:font-face style:name="source-code-pro" svg:font-family="source-code-pro, Menlo, Monaco, 'Courier New', Courier, monospace"/>
    <style:font-face style:name="source-serif-pro" svg:font-family="source-serif-pro, Georgia, Cambria, 'Times New Roman', Times, serif"/>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8f1a" officeooo:paragraph-rsid="00098f1a"/>
    </style:style>
    <style:style style:name="P2" style:family="paragraph" style:parent-style-name="Standard">
      <style:paragraph-properties fo:text-align="center" style:justify-single-word="false"/>
      <style:text-properties fo:color="#ce181e" officeooo:rsid="00098f1a" officeooo:paragraph-rsid="00098f1a"/>
    </style:style>
    <style:style style:name="P3" style:family="paragraph" style:parent-style-name="Standard">
      <style:text-properties fo:color="#ce181e" officeooo:rsid="003b241a" officeooo:paragraph-rsid="003b241a"/>
    </style:style>
    <style:style style:name="P4" style:family="paragraph" style:parent-style-name="Standard">
      <style:text-properties fo:color="#ce181e" officeooo:rsid="000e9f7a" officeooo:paragraph-rsid="000e9f7a"/>
    </style:style>
    <style:style style:name="P5" style:family="paragraph" style:parent-style-name="Standard">
      <style:text-properties officeooo:rsid="000e9f7a" officeooo:paragraph-rsid="000e9f7a"/>
    </style:style>
    <style:style style:name="P6" style:family="paragraph" style:parent-style-name="Standard">
      <style:text-properties fo:color="#000000" style:font-name="Droid Sans Mono" fo:font-size="10.5pt" fo:font-weight="normal" officeooo:rsid="00098f1a" officeooo:paragraph-rsid="00098f1a" fo:background-color="transparent"/>
    </style:style>
    <style:style style:name="P7" style:family="paragraph" style:parent-style-name="Standard">
      <style:text-properties fo:color="#000000" style:font-name="Droid Sans Mono" fo:font-size="10.5pt" fo:font-weight="normal" officeooo:rsid="000e9f7a" officeooo:paragraph-rsid="000e9f7a" fo:background-color="transparent"/>
    </style:style>
    <style:style style:name="P8" style:family="paragraph" style:parent-style-name="Standard">
      <style:text-properties fo:color="#000000" style:font-name="Droid Sans Mono" fo:font-size="10.5pt" fo:font-weight="normal" officeooo:rsid="000e9f7a" officeooo:paragraph-rsid="00264ac5" fo:background-color="transparent"/>
    </style:style>
    <style:style style:name="P9" style:family="paragraph" style:parent-style-name="Standard">
      <style:paragraph-properties style:line-height-at-least="0.503cm"/>
      <style:text-properties fo:color="#000000" style:font-name="Droid Sans Mono" fo:font-size="10.5pt" fo:font-weight="normal" fo:background-color="transparent"/>
    </style:style>
    <style:style style:name="P10" style:family="paragraph" style:parent-style-name="Standard">
      <style:paragraph-properties style:line-height-at-least="0.503cm"/>
      <style:text-properties fo:color="#000000" style:font-name="Droid Sans Mono" fo:font-size="10.5pt" fo:font-weight="normal" officeooo:paragraph-rsid="0091a458" fo:background-color="transparent"/>
    </style:style>
    <style:style style:name="P11" style:family="paragraph" style:parent-style-name="Standard">
      <style:text-properties fo:color="#000000" style:font-name="Droid Sans Mono" fo:font-size="10.5pt" fo:font-weight="normal" officeooo:rsid="0032b2e5" officeooo:paragraph-rsid="0032b2e5" fo:background-color="transparent"/>
    </style:style>
    <style:style style:name="P12" style:family="paragraph" style:parent-style-name="Standard">
      <style:text-properties fo:color="#000000" style:font-name="Droid Sans Mono" fo:font-size="10.5pt" fo:font-weight="normal" officeooo:paragraph-rsid="003b241a" fo:background-color="transparent"/>
    </style:style>
    <style:style style:name="P13" style:family="paragraph" style:parent-style-name="Standard">
      <style:paragraph-properties style:line-height-at-least="0.503cm"/>
      <style:text-properties fo:color="#000000" style:font-name="Droid Sans Mono" fo:font-size="10.5pt" fo:font-weight="normal" officeooo:rsid="009bb085" officeooo:paragraph-rsid="009bb085" fo:background-color="transparent"/>
    </style:style>
    <style:style style:name="P14" style:family="paragraph" style:parent-style-name="Standard">
      <style:paragraph-properties style:line-height-at-least="0.503cm"/>
      <style:text-properties fo:color="#000000" style:font-name="Droid Sans Mono" fo:font-size="10.5pt" fo:font-weight="normal" officeooo:rsid="00b94af4" officeooo:paragraph-rsid="00b94af4" fo:background-color="transparent"/>
    </style:style>
    <style:style style:name="P15" style:family="paragraph" style:parent-style-name="Standard">
      <style:paragraph-properties style:line-height-at-least="0.503cm"/>
      <style:text-properties fo:color="#000000" style:font-name="Droid Sans Mono" fo:font-size="10.5pt" fo:font-weight="normal" officeooo:rsid="00d9ef79" officeooo:paragraph-rsid="00dbe175" fo:background-color="transparent"/>
    </style:style>
    <style:style style:name="P16" style:family="paragraph" style:parent-style-name="Standard">
      <style:paragraph-properties style:line-height-at-least="0.503cm"/>
      <style:text-properties fo:color="#000000" style:font-name="Droid Sans Mono" fo:font-size="10.5pt" fo:font-weight="normal" officeooo:rsid="00e3a630" officeooo:paragraph-rsid="00e3a630" fo:background-color="transparent"/>
    </style:style>
    <style:style style:name="P17" style:family="paragraph" style:parent-style-name="Standard">
      <style:paragraph-properties style:line-height-at-least="0.503cm"/>
      <style:text-properties fo:color="#000000" fo:background-color="transparent"/>
    </style:style>
    <style:style style:name="P18" style:family="paragraph" style:parent-style-name="Standard">
      <style:text-properties fo:color="#000000" officeooo:rsid="00098f1a" officeooo:paragraph-rsid="00098f1a" fo:background-color="transparent"/>
    </style:style>
    <style:style style:name="P19" style:family="paragraph" style:parent-style-name="Standard">
      <style:text-properties fo:color="#000000" officeooo:rsid="0032b2e5" officeooo:paragraph-rsid="0032b2e5" fo:background-color="transparent"/>
    </style:style>
    <style:style style:name="P20" style:family="paragraph" style:parent-style-name="Standard">
      <style:text-properties fo:color="#000000" officeooo:rsid="00361f2f" officeooo:paragraph-rsid="00361f2f" fo:background-color="transparent"/>
    </style:style>
    <style:style style:name="P21" style:family="paragraph" style:parent-style-name="Standard">
      <style:text-properties fo:color="#000000" officeooo:paragraph-rsid="00361f2f" fo:background-color="transparent"/>
    </style:style>
    <style:style style:name="P22" style:family="paragraph" style:parent-style-name="Standard">
      <style:paragraph-properties style:line-height-at-least="0.503cm"/>
      <style:text-properties fo:color="#000000" officeooo:rsid="00e0e42e" fo:background-color="transparent"/>
    </style:style>
    <style:style style:name="P23" style:family="paragraph" style:parent-style-name="Standard">
      <style:paragraph-properties fo:text-align="center" style:justify-single-word="false"/>
      <style:text-properties fo:color="#ef413d" officeooo:rsid="000e9f7a" officeooo:paragraph-rsid="000e9f7a"/>
    </style:style>
    <style:style style:name="P24" style:family="paragraph" style:parent-style-name="Standard">
      <style:text-properties fo:color="#ef413d" officeooo:rsid="000e9f7a" officeooo:paragraph-rsid="000e9f7a"/>
    </style:style>
    <style:style style:name="P25" style:family="paragraph" style:parent-style-name="Standard">
      <style:paragraph-properties fo:text-align="center" style:justify-single-word="false"/>
      <style:text-properties fo:color="#ef413d" fo:font-weight="bold" officeooo:rsid="000e9f7a" officeooo:paragraph-rsid="000e9f7a" style:font-weight-asian="bold" style:font-weight-complex="bold"/>
    </style:style>
    <style:style style:name="P26" style:family="paragraph" style:parent-style-name="Standard">
      <style:text-properties fo:color="#00a65d" officeooo:rsid="00098f1a" officeooo:paragraph-rsid="00098f1a" fo:background-color="transparent"/>
    </style:style>
    <style:style style:name="P27" style:family="paragraph" style:parent-style-name="Standard">
      <style:text-properties officeooo:rsid="000e9f7a" officeooo:paragraph-rsid="000e9f7a" fo:background-color="transparent"/>
    </style:style>
    <style:style style:name="P28" style:family="paragraph" style:parent-style-name="Standard">
      <style:text-properties fo:color="#a3238e" officeooo:rsid="0032b2e5" officeooo:paragraph-rsid="0032b2e5"/>
    </style:style>
    <style:style style:name="P29" style:family="paragraph" style:parent-style-name="Standard">
      <style:text-properties fo:color="#a3238e" officeooo:rsid="0032b2e5" officeooo:paragraph-rsid="0032b2e5" fo:background-color="transparent"/>
    </style:style>
    <style:style style:name="P30" style:family="paragraph" style:parent-style-name="Standard">
      <style:text-properties officeooo:rsid="003b241a" officeooo:paragraph-rsid="003b241a"/>
    </style:style>
    <style:style style:name="P31" style:family="paragraph" style:parent-style-name="Standard">
      <style:paragraph-properties fo:text-align="center" style:justify-single-word="false"/>
      <style:text-properties fo:color="#ed1c24" officeooo:rsid="000e9f7a" officeooo:paragraph-rsid="000e9f7a"/>
    </style:style>
    <style:style style:name="P32" style:family="paragraph" style:parent-style-name="Standard">
      <style:paragraph-properties style:line-height-at-least="0.503cm"/>
      <style:text-properties fo:color="#d4d4d4" style:font-name="Droid Sans Mono" fo:font-size="10.5pt" fo:font-weight="normal" fo:background-color="#1e1e1e"/>
    </style:style>
    <style:style style:name="P33" style:family="paragraph" style:parent-style-name="Standard">
      <style:paragraph-properties style:line-height-at-least="0.503cm"/>
      <style:text-properties fo:color="#d4d4d4" style:font-name="Droid Sans Mono" fo:font-size="10.5pt" fo:font-weight="normal" officeooo:paragraph-rsid="00dbe175" fo:background-color="#1e1e1e"/>
    </style:style>
    <style:style style:name="P34" style:family="paragraph" style:parent-style-name="Standard">
      <style:text-properties fo:color="#d4d4d4" style:font-name="Droid Sans Mono" fo:font-size="10.5pt" fo:font-weight="normal" officeooo:rsid="003b241a" officeooo:paragraph-rsid="003b241a" fo:background-color="#1e1e1e"/>
    </style:style>
    <style:style style:name="P35" style:family="paragraph" style:parent-style-name="Standard">
      <style:paragraph-properties style:line-height-at-least="0.503cm"/>
      <style:text-properties fo:color="#d4d4d4" officeooo:paragraph-rsid="00dbe175" fo:background-color="#1e1e1e"/>
    </style:style>
    <style:style style:name="P36" style:family="paragraph" style:parent-style-name="Standard">
      <style:text-properties fo:font-weight="bold" officeooo:rsid="000e9f7a" officeooo:paragraph-rsid="000e9f7a" style:font-weight-asian="bold" style:font-weight-complex="bold"/>
    </style:style>
    <style:style style:name="P37" style:family="paragraph" style:parent-style-name="Standard">
      <style:paragraph-properties style:line-height-at-least="0.503cm"/>
    </style:style>
    <style:style style:name="P38" style:family="paragraph" style:parent-style-name="Standard">
      <style:paragraph-properties style:line-height-at-least="0.503cm"/>
      <style:text-properties fo:color="#6a9955" style:font-name="Droid Sans Mono" fo:font-size="10.5pt" fo:font-weight="normal" fo:background-color="#1e1e1e"/>
    </style:style>
    <style:style style:name="P39" style:family="paragraph" style:parent-style-name="Standard">
      <style:paragraph-properties style:line-height-at-least="0.503cm"/>
      <style:text-properties fo:color="#ff4000" style:font-name="Droid Sans Mono" fo:font-size="10.5pt" fo:font-weight="normal" fo:background-color="transparent"/>
    </style:style>
    <style:style style:name="P40" style:family="paragraph" style:parent-style-name="Standard">
      <style:paragraph-properties style:line-height-at-least="0.503cm" fo:text-align="center" style:justify-single-word="false"/>
      <style:text-properties fo:color="#ff4000" style:font-name="Droid Sans Mono" fo:font-size="10.5pt" fo:font-weight="bold" fo:background-color="transparent" style:font-weight-asian="bold" style:font-weight-complex="bold"/>
    </style:style>
    <style:style style:name="P41" style:family="paragraph" style:parent-style-name="Standard">
      <style:paragraph-properties fo:margin-top="0.101cm" fo:margin-bottom="0.101cm" loext:contextual-spacing="false" style:line-height-at-least="0.503cm"/>
      <style:text-properties fo:color="#000000" fo:background-color="transparent"/>
    </style:style>
    <style:style style:name="P42" style:family="paragraph" style:parent-style-name="Standard">
      <style:paragraph-properties fo:margin-top="0.101cm" fo:margin-bottom="0.101cm" loext:contextual-spacing="false"/>
      <style:text-properties fo:color="#000000" officeooo:rsid="005ddc6f" officeooo:paragraph-rsid="005ddc6f" fo:background-color="transparent"/>
    </style:style>
    <style:style style:name="P43" style:family="paragraph" style:parent-style-name="Standard">
      <style:paragraph-properties fo:margin-top="0.101cm" fo:margin-bottom="0.101cm" loext:contextual-spacing="false"/>
      <style:text-properties fo:color="#000000" officeooo:rsid="00667eb9" officeooo:paragraph-rsid="00667eb9" fo:background-color="transparent"/>
    </style:style>
    <style:style style:name="P44" style:family="paragraph" style:parent-style-name="Standard">
      <style:paragraph-properties fo:margin-top="0.101cm" fo:margin-bottom="0.101cm" loext:contextual-spacing="false"/>
      <style:text-properties fo:color="#000000" officeooo:rsid="007af16d" officeooo:paragraph-rsid="007af16d" fo:background-color="transparent"/>
    </style:style>
    <style:style style:name="P45" style:family="paragraph" style:parent-style-name="Standard">
      <style:paragraph-properties fo:margin-top="0.101cm" fo:margin-bottom="0.101cm" loext:contextual-spacing="false"/>
      <style:text-properties fo:color="#000000" officeooo:rsid="008d56ef" officeooo:paragraph-rsid="008d56ef" fo:background-color="transparent"/>
    </style:style>
    <style:style style:name="P46" style:family="paragraph" style:parent-style-name="Standard">
      <style:paragraph-properties fo:margin-top="0.101cm" fo:margin-bottom="0.101cm" loext:contextual-spacing="false"/>
      <style:text-properties fo:color="#000000" officeooo:rsid="0098aecb" officeooo:paragraph-rsid="0098aecb" fo:background-color="transparent"/>
    </style:style>
    <style:style style:name="P47" style:family="paragraph" style:parent-style-name="Standard">
      <style:paragraph-properties fo:margin-top="0.101cm" fo:margin-bottom="0.101cm" loext:contextual-spacing="false"/>
      <style:text-properties fo:color="#000000" officeooo:rsid="00be4718" officeooo:paragraph-rsid="00be4718" fo:background-color="transparent"/>
    </style:style>
    <style:style style:name="P48" style:family="paragraph" style:parent-style-name="Standard">
      <style:paragraph-properties fo:margin-top="0.101cm" fo:margin-bottom="0.101cm" loext:contextual-spacing="false"/>
      <style:text-properties fo:color="#000000" officeooo:rsid="00c85ff5" officeooo:paragraph-rsid="00c85ff5" fo:background-color="transparent"/>
    </style:style>
    <style:style style:name="P49" style:family="paragraph" style:parent-style-name="Standard">
      <style:paragraph-properties fo:margin-top="0.101cm" fo:margin-bottom="0.101cm" loext:contextual-spacing="false"/>
      <style:text-properties fo:color="#000000" officeooo:rsid="00cc39a5" officeooo:paragraph-rsid="00cc39a5" fo:background-color="transparent"/>
    </style:style>
    <style:style style:name="P50" style:family="paragraph" style:parent-style-name="Standard">
      <style:paragraph-properties fo:margin-top="0.101cm" fo:margin-bottom="0.101cm" loext:contextual-spacing="false"/>
      <style:text-properties fo:color="#000000" officeooo:rsid="00d4a381" officeooo:paragraph-rsid="00d4a381" fo:background-color="transparent"/>
    </style:style>
    <style:style style:name="P51" style:family="paragraph" style:parent-style-name="Standard">
      <style:paragraph-properties fo:margin-top="0.101cm" fo:margin-bottom="0.101cm" loext:contextual-spacing="false"/>
      <style:text-properties fo:color="#000000" officeooo:rsid="00d666da" officeooo:paragraph-rsid="00d666da" fo:background-color="transparent"/>
    </style:style>
    <style:style style:name="P52" style:family="paragraph" style:parent-style-name="Standard">
      <style:paragraph-properties fo:margin-top="0.101cm" fo:margin-bottom="0.101cm" loext:contextual-spacing="false"/>
      <style:text-properties fo:color="#000000" officeooo:rsid="00d9ef79" officeooo:paragraph-rsid="00d9ef79" fo:background-color="transparent"/>
    </style:style>
    <style:style style:name="P53" style:family="paragraph" style:parent-style-name="Standard">
      <style:paragraph-properties fo:margin-top="0.101cm" fo:margin-bottom="0.101cm" loext:contextual-spacing="false"/>
      <style:text-properties fo:color="#000000" officeooo:rsid="00dbe175" officeooo:paragraph-rsid="00dbe175" fo:background-color="transparent"/>
    </style:style>
    <style:style style:name="P54" style:family="paragraph" style:parent-style-name="Standard">
      <style:paragraph-properties fo:margin-top="0.101cm" fo:margin-bottom="0.101cm" loext:contextual-spacing="false"/>
      <style:text-properties fo:color="#000000" officeooo:rsid="00ddd08a" officeooo:paragraph-rsid="00ddd08a" fo:background-color="transparent"/>
    </style:style>
    <style:style style:name="P55" style:family="paragraph" style:parent-style-name="Standard">
      <style:paragraph-properties fo:margin-top="0.101cm" fo:margin-bottom="0.101cm" loext:contextual-spacing="false"/>
      <style:text-properties fo:color="#000000" officeooo:rsid="00e0e42e" officeooo:paragraph-rsid="00e0e42e" fo:background-color="transparent"/>
    </style:style>
    <style:style style:name="P56" style:family="paragraph" style:parent-style-name="Standard">
      <style:paragraph-properties fo:margin-top="0.101cm" fo:margin-bottom="0.101cm" loext:contextual-spacing="false" style:line-height-at-least="0.503cm"/>
      <style:text-properties fo:color="#000000" style:font-name="Droid Sans Mono" fo:font-size="10.5pt" fo:font-weight="normal" fo:background-color="transparent"/>
    </style:style>
    <style:style style:name="P57" style:family="paragraph" style:parent-style-name="Standard">
      <style:paragraph-properties fo:margin-top="0.101cm" fo:margin-bottom="0.101cm" loext:contextual-spacing="false" style:line-height-at-least="0.503cm"/>
      <style:text-properties fo:color="#000000" style:font-name="Droid Sans Mono" fo:font-size="10.5pt" fo:font-weight="normal" officeooo:paragraph-rsid="007c0700" fo:background-color="transparent"/>
    </style:style>
    <style:style style:name="P58" style:family="paragraph" style:parent-style-name="Standard">
      <style:paragraph-properties fo:margin-top="0.101cm" fo:margin-bottom="0.101cm" loext:contextual-spacing="false" style:line-height-at-least="0.503cm"/>
      <style:text-properties fo:color="#000000" style:font-name="Droid Sans Mono" fo:font-size="10.5pt" fo:font-weight="normal" officeooo:rsid="004db73e" officeooo:paragraph-rsid="004db73e" fo:background-color="transparent"/>
    </style:style>
    <style:style style:name="P59" style:family="paragraph" style:parent-style-name="Standard">
      <style:paragraph-properties fo:margin-top="0.101cm" fo:margin-bottom="0.101cm" loext:contextual-spacing="false"/>
      <style:text-properties fo:color="#000000" style:font-name="Droid Sans Mono" fo:font-size="10.5pt" fo:font-weight="normal" officeooo:rsid="00667eb9" officeooo:paragraph-rsid="00667eb9" fo:background-color="transparent"/>
    </style:style>
    <style:style style:name="P60" style:family="paragraph" style:parent-style-name="Standard">
      <style:paragraph-properties fo:margin-top="0.101cm" fo:margin-bottom="0.101cm" loext:contextual-spacing="false"/>
      <style:text-properties fo:color="#000000" style:font-name="Droid Sans Mono" fo:font-size="10.5pt" fo:font-weight="normal" officeooo:rsid="005ddc6f" officeooo:paragraph-rsid="005ddc6f" fo:background-color="transparent"/>
    </style:style>
    <style:style style:name="P61" style:family="paragraph" style:parent-style-name="Standard">
      <style:paragraph-properties fo:margin-top="0.101cm" fo:margin-bottom="0.101cm" loext:contextual-spacing="false" style:line-height-at-least="0.503cm"/>
      <style:text-properties fo:color="#000000" style:font-name="Droid Sans Mono" fo:font-size="10.5pt" fo:font-weight="normal" officeooo:rsid="007c0700" officeooo:paragraph-rsid="007c0700" fo:background-color="transparent"/>
    </style:style>
    <style:style style:name="P62" style:family="paragraph" style:parent-style-name="Standard">
      <style:paragraph-properties fo:margin-top="0.101cm" fo:margin-bottom="0.101cm" loext:contextual-spacing="false"/>
      <style:text-properties fo:color="#000000" style:font-name="Droid Sans Mono" fo:font-size="10.5pt" fo:font-weight="normal" officeooo:rsid="008d56ef" officeooo:paragraph-rsid="008d56ef" fo:background-color="transparent"/>
    </style:style>
    <style:style style:name="P63" style:family="paragraph" style:parent-style-name="Standard">
      <style:paragraph-properties fo:margin-top="0.101cm" fo:margin-bottom="0.101cm" loext:contextual-spacing="false"/>
      <style:text-properties fo:color="#000000" style:font-name="Droid Sans Mono" fo:font-size="10.5pt" fo:font-weight="normal" officeooo:rsid="00c85ff5" officeooo:paragraph-rsid="00c85ff5" fo:background-color="transparent"/>
    </style:style>
    <style:style style:name="P64" style:family="paragraph" style:parent-style-name="Standard">
      <style:paragraph-properties fo:margin-top="0.101cm" fo:margin-bottom="0.101cm" loext:contextual-spacing="false"/>
      <style:text-properties fo:color="#000000" style:font-name="Droid Sans Mono" fo:font-size="10.5pt" fo:font-weight="normal" officeooo:rsid="00e0e42e" officeooo:paragraph-rsid="00e0e42e" fo:background-color="transparent"/>
    </style:style>
    <style:style style:name="P65" style:family="paragraph" style:parent-style-name="Standard">
      <style:paragraph-properties fo:margin-top="0.101cm" fo:margin-bottom="0.101cm" loext:contextual-spacing="false" style:line-height-at-least="0.503cm" fo:text-align="center" style:justify-single-word="false"/>
      <style:text-properties fo:color="#ce181e" style:font-name="Droid Sans Mono" fo:font-size="10.5pt" fo:font-weight="normal" fo:background-color="transparent"/>
    </style:style>
    <style:style style:name="P66" style:family="paragraph" style:parent-style-name="Standard">
      <style:paragraph-properties fo:margin-top="0.101cm" fo:margin-bottom="0.101cm" loext:contextual-spacing="false" fo:text-align="center" style:justify-single-word="false"/>
      <style:text-properties fo:color="#ce181e" officeooo:rsid="003b241a" officeooo:paragraph-rsid="003b241a" fo:background-color="transparent"/>
    </style:style>
    <style:style style:name="P67" style:family="paragraph" style:parent-style-name="Standard">
      <style:paragraph-properties fo:margin-top="0.101cm" fo:margin-bottom="0.101cm" loext:contextual-spacing="false" fo:text-align="center" style:justify-single-word="false"/>
      <style:text-properties fo:color="#ce181e" officeooo:rsid="005ddc6f" officeooo:paragraph-rsid="005ddc6f" fo:background-color="transparent"/>
    </style:style>
    <style:style style:name="P68" style:family="paragraph" style:parent-style-name="Standard">
      <style:paragraph-properties fo:margin-top="0.101cm" fo:margin-bottom="0.101cm" loext:contextual-spacing="false" fo:text-align="center" style:justify-single-word="false"/>
      <style:text-properties fo:color="#ce181e" officeooo:rsid="00667eb9" officeooo:paragraph-rsid="00667eb9" fo:background-color="transparent"/>
    </style:style>
    <style:style style:name="P69" style:family="paragraph" style:parent-style-name="Standard">
      <style:paragraph-properties fo:margin-top="0.101cm" fo:margin-bottom="0.101cm" loext:contextual-spacing="false" fo:text-align="center" style:justify-single-word="false"/>
      <style:text-properties fo:color="#ce181e" officeooo:rsid="007af16d" officeooo:paragraph-rsid="007af16d" fo:background-color="transparent"/>
    </style:style>
    <style:style style:name="P70" style:family="paragraph" style:parent-style-name="Standard">
      <style:paragraph-properties fo:margin-top="0.101cm" fo:margin-bottom="0.101cm" loext:contextual-spacing="false" fo:text-align="center" style:justify-single-word="false"/>
      <style:text-properties fo:color="#ce181e" officeooo:rsid="008d56ef" officeooo:paragraph-rsid="008d56ef" fo:background-color="transparent"/>
    </style:style>
    <style:style style:name="P71" style:family="paragraph" style:parent-style-name="Standard">
      <style:paragraph-properties fo:margin-top="0.101cm" fo:margin-bottom="0.101cm" loext:contextual-spacing="false" fo:text-align="center" style:justify-single-word="false"/>
      <style:text-properties fo:color="#c9211e" officeooo:rsid="008d56ef" officeooo:paragraph-rsid="008d56ef" fo:background-color="transparent"/>
    </style:style>
    <style:style style:name="P72" style:family="paragraph" style:parent-style-name="Standard">
      <style:paragraph-properties fo:margin-top="0.101cm" fo:margin-bottom="0.101cm" loext:contextual-spacing="false"/>
      <style:text-properties fo:color="#c9211e" officeooo:rsid="00cc39a5" officeooo:paragraph-rsid="00cc39a5" fo:background-color="transparent"/>
    </style:style>
    <style:style style:name="P73" style:family="paragraph" style:parent-style-name="Standard">
      <style:paragraph-properties fo:margin-top="0.101cm" fo:margin-bottom="0.101cm" loext:contextual-spacing="false"/>
      <style:text-properties fo:color="#c9211e" officeooo:rsid="00d4a381" officeooo:paragraph-rsid="00d4a381" fo:background-color="transparent"/>
    </style:style>
    <style:style style:name="P74" style:family="paragraph" style:parent-style-name="Standard">
      <style:paragraph-properties fo:margin-top="0.101cm" fo:margin-bottom="0.101cm" loext:contextual-spacing="false" fo:text-align="center" style:justify-single-word="false"/>
      <style:text-properties fo:color="#c9211e" fo:font-weight="bold" officeooo:rsid="008d56ef" officeooo:paragraph-rsid="008d56ef" fo:background-color="transparent" style:font-weight-asian="bold" style:font-weight-complex="bold"/>
    </style:style>
    <style:style style:name="P75" style:family="paragraph" style:parent-style-name="Standard">
      <style:paragraph-properties fo:margin-top="0.101cm" fo:margin-bottom="0.101cm" loext:contextual-spacing="false"/>
      <style:text-properties fo:color="#c9211e" fo:font-weight="bold" officeooo:rsid="00ddd08a" officeooo:paragraph-rsid="00ddd08a" fo:background-color="transparent" style:font-weight-asian="bold" style:font-weight-complex="bold"/>
    </style:style>
    <style:style style:name="P76" style:family="paragraph" style:parent-style-name="Standard">
      <style:paragraph-properties fo:margin-top="0.101cm" fo:margin-bottom="0.101cm" loext:contextual-spacing="false"/>
      <style:text-properties fo:color="#d4d4d4" style:font-name="Droid Sans Mono" fo:font-size="10.5pt" fo:font-weight="normal" officeooo:rsid="008d56ef" officeooo:paragraph-rsid="008d56ef" fo:background-color="#1e1e1e"/>
    </style:style>
    <style:style style:name="P77" style:family="paragraph" style:parent-style-name="Standard">
      <style:paragraph-properties fo:margin-top="0.101cm" fo:margin-bottom="0.101cm" loext:contextual-spacing="false"/>
      <style:text-properties fo:color="#d4d4d4" style:font-name="Droid Sans Mono" fo:font-size="10.5pt" fo:font-weight="normal" officeooo:rsid="00cc39a5" officeooo:paragraph-rsid="00cc39a5" fo:background-color="#1e1e1e"/>
    </style:style>
    <style:style style:name="P78" style:family="paragraph" style:parent-style-name="Standard">
      <style:paragraph-properties fo:margin-top="0.101cm" fo:margin-bottom="0.101cm" loext:contextual-spacing="false"/>
      <style:text-properties fo:color="#d4d4d4" style:font-name="Droid Sans Mono" fo:font-size="10.5pt" fo:font-weight="normal" officeooo:rsid="00d4a381" officeooo:paragraph-rsid="00d4a381" fo:background-color="#1e1e1e"/>
    </style:style>
    <style:style style:name="P79" style:family="paragraph" style:parent-style-name="Standard">
      <style:paragraph-properties fo:margin-top="0.101cm" fo:margin-bottom="0.101cm" loext:contextual-spacing="false"/>
      <style:text-properties fo:color="#d4d4d4" style:font-name="Droid Sans Mono" fo:font-size="10.5pt" fo:font-weight="normal" officeooo:rsid="00ddd08a" officeooo:paragraph-rsid="00ddd08a" fo:background-color="#1e1e1e"/>
    </style:style>
    <style:style style:name="P80" style:family="paragraph" style:parent-style-name="Preformatted_20_Text">
      <style:paragraph-properties fo:margin-top="0.101cm" fo:margin-bottom="0.101cm" loext:contextual-spacing="false"/>
      <style:text-properties fo:color="#000000" officeooo:rsid="008d56ef" officeooo:paragraph-rsid="008d56ef" fo:background-color="transparent"/>
    </style:style>
    <style:style style:name="P81" style:family="paragraph" style:parent-style-name="Preformatted_20_Text">
      <style:paragraph-properties fo:margin-top="0cm" fo:margin-bottom="0.499cm" loext:contextual-spacing="false" fo:padding="0.049cm" fo:border="0.06pt solid #e5e7eb"/>
    </style:style>
    <style:style style:name="P82" style:family="paragraph" style:parent-style-name="Standard">
      <style:paragraph-properties fo:margin-top="0cm" fo:margin-bottom="0.499cm" loext:contextual-spacing="false" style:line-height-at-least="0.503cm"/>
      <style:text-properties fo:color="#000000" officeooo:rsid="00b94af4" officeooo:paragraph-rsid="00b94af4" fo:background-color="transparent"/>
    </style:style>
    <style:style style:name="P83" style:family="paragraph" style:parent-style-name="Standard">
      <style:paragraph-properties fo:margin-top="0cm" fo:margin-bottom="0.499cm" loext:contextual-spacing="false" style:line-height-at-least="0.503cm"/>
    </style:style>
    <style:style style:name="P84" style:family="paragraph" style:parent-style-name="Preformatted_20_Text">
      <style:paragraph-properties fo:padding="0.049cm" fo:border="0.06pt solid #e5e7eb"/>
    </style:style>
    <style:style style:name="P85" style:family="paragraph" style:parent-style-name="Standard">
      <style:paragraph-properties fo:padding="0.049cm" fo:border="0.06pt solid #e5e7eb"/>
    </style:style>
    <style:style style:name="P86" style:family="paragraph" style:parent-style-name="Preformatted_20_Text" style:list-style-name="L4">
      <style:text-properties fo:font-variant="normal" fo:text-transform="none" fo:color="#000000" style:font-name="ui-monospace" fo:font-size="9.75pt" fo:letter-spacing="normal" fo:font-style="normal" fo:font-weight="normal" officeooo:rsid="003e588d" officeooo:paragraph-rsid="00e9b57c" fo:background-color="transparent"/>
    </style:style>
    <style:style style:name="P87" style:family="paragraph" style:parent-style-name="Preformatted_20_Text">
      <loext:graphic-properties draw:fill="solid" draw:fill-color="#f2f2f2" draw:opacity="100%"/>
      <style:paragraph-properties fo:margin-left="0cm" fo:margin-right="0cm" fo:margin-top="1.482cm" fo:margin-bottom="0cm" loext:contextual-spacing="false" fo:line-height="118%" fo:orphans="2" fo:widows="2" fo:text-indent="0cm" style:auto-text-indent="false" fo:background-color="#f2f2f2" fo:padding="0cm" fo:border="none"/>
      <style:text-properties fo:font-variant="normal" fo:text-transform="none" fo:color="#292929" style:font-name="source-code-pro" fo:font-size="12pt" fo:letter-spacing="normal" fo:font-style="normal" fo:font-weight="normal" officeooo:paragraph-rsid="00e9b57c"/>
    </style:style>
    <style:style style:name="P88" style:family="paragraph" style:parent-style-name="Standard" style:list-style-name="L1">
      <style:text-properties officeooo:paragraph-rsid="00098f1a"/>
    </style:style>
    <style:style style:name="P89" style:family="paragraph" style:parent-style-name="Standard" style:list-style-name="L1">
      <style:text-properties officeooo:rsid="00098f1a" officeooo:paragraph-rsid="00098f1a"/>
    </style:style>
    <style:style style:name="P90" style:family="paragraph" style:parent-style-name="Standard">
      <style:paragraph-properties style:line-height-at-least="0.503cm"/>
      <style:text-properties fo:color="#000000" style:font-name="Droid Sans Mono" fo:font-size="10.5pt" fo:font-weight="normal" officeooo:rsid="00e3a630" officeooo:paragraph-rsid="00e3a630" fo:background-color="transparent"/>
    </style:style>
    <style:style style:name="P91" style:family="paragraph" style:parent-style-name="Standard">
      <style:paragraph-properties style:line-height-at-least="0.503cm"/>
      <style:text-properties fo:color="#000000" style:font-name="Droid Sans Mono" fo:font-size="10.5pt" fo:font-weight="normal" officeooo:rsid="00693fad" officeooo:paragraph-rsid="00e9b57c" fo:background-color="transparent"/>
    </style:style>
    <style:style style:name="P92" style:family="paragraph" style:parent-style-name="Standard">
      <style:text-properties fo:color="#000000" style:font-name="Droid Sans Mono" fo:font-size="10.5pt" fo:font-weight="normal" officeooo:rsid="00693fad" officeooo:paragraph-rsid="00e9b57c" fo:background-color="transparent"/>
    </style:style>
    <style:style style:name="P93" style:family="paragraph" style:parent-style-name="Standard">
      <style:paragraph-properties style:line-height-at-least="0.503cm" fo:text-align="center" style:justify-single-word="false"/>
      <style:text-properties fo:color="#000000" style:font-name="Droid Sans Mono" fo:font-size="10.5pt" fo:font-weight="normal" officeooo:paragraph-rsid="00e9b57c" fo:background-color="transparent"/>
    </style:style>
    <style:style style:name="P94" style:family="paragraph" style:parent-style-name="Standard">
      <style:paragraph-properties style:line-height-at-least="0.503cm"/>
      <style:text-properties fo:color="#000000" style:font-name="Droid Sans Mono" fo:font-size="10.5pt" fo:font-weight="normal" officeooo:paragraph-rsid="00e9b57c" fo:background-color="transparent"/>
    </style:style>
    <style:style style:name="P95" style:family="paragraph" style:parent-style-name="Standard">
      <style:text-properties fo:color="#000000" style:font-name="Droid Sans Mono" fo:font-size="10.5pt" fo:font-weight="normal" officeooo:rsid="0039e19c" officeooo:paragraph-rsid="00e9b57c" fo:background-color="transparent"/>
    </style:style>
    <style:style style:name="P96" style:family="paragraph" style:parent-style-name="Standard">
      <style:text-properties fo:color="#000000" style:font-name="Droid Sans Mono" fo:font-size="10.5pt" fo:font-weight="normal" officeooo:rsid="004bab5a" officeooo:paragraph-rsid="00e9b57c" fo:background-color="transparent"/>
    </style:style>
    <style:style style:name="P97" style:family="paragraph" style:parent-style-name="Standard">
      <style:text-properties fo:color="#000000" style:font-name="Droid Sans Mono" fo:font-size="10.5pt" fo:font-weight="normal" officeooo:rsid="0059b9bb" officeooo:paragraph-rsid="00e9b57c" fo:background-color="transparent"/>
    </style:style>
    <style:style style:name="P98" style:family="paragraph" style:parent-style-name="Standard">
      <style:paragraph-properties style:line-height-at-least="0.503cm"/>
      <style:text-properties fo:color="#000000" style:font-name="Droid Sans Mono" fo:font-size="10.5pt" fo:font-weight="normal" officeooo:rsid="005c5235" officeooo:paragraph-rsid="00e9b57c" fo:background-color="transparent"/>
    </style:style>
    <style:style style:name="P99" style:family="paragraph" style:parent-style-name="Standard">
      <style:paragraph-properties style:line-height-at-least="0.503cm"/>
      <style:text-properties fo:color="#000000" style:font-name="Droid Sans Mono" fo:font-size="10.5pt" fo:font-weight="normal" officeooo:rsid="006a7923" officeooo:paragraph-rsid="00e9b57c" fo:background-color="transparent"/>
    </style:style>
    <style:style style:name="P100" style:family="paragraph" style:parent-style-name="Standard">
      <style:text-properties fo:color="#000000" style:font-name="Droid Sans Mono" fo:font-size="10.5pt" fo:font-weight="normal" officeooo:paragraph-rsid="00e9b57c" fo:background-color="transparent"/>
    </style:style>
    <style:style style:name="P101" style:family="paragraph" style:parent-style-name="Standard">
      <style:paragraph-properties style:line-height-at-least="0.503cm"/>
      <style:text-properties fo:color="#000000" style:font-name="Droid Sans Mono" fo:font-size="10.5pt" fo:font-weight="bold" officeooo:rsid="006a7923" officeooo:paragraph-rsid="00e9b57c" fo:background-color="transparent" style:font-weight-asian="bold" style:font-weight-complex="bold"/>
    </style:style>
    <style:style style:name="P102" style:family="paragraph" style:parent-style-name="Standard">
      <style:paragraph-properties fo:text-align="center" style:justify-single-word="false"/>
      <style:text-properties fo:color="#000000" officeooo:paragraph-rsid="00e9b57c" fo:background-color="transparent"/>
    </style:style>
    <style:style style:name="P103" style:family="paragraph" style:parent-style-name="Standard">
      <style:paragraph-properties style:line-height-at-least="0.503cm"/>
      <style:text-properties fo:color="#000000" officeooo:paragraph-rsid="00e9b57c" fo:background-color="transparent"/>
    </style:style>
    <style:style style:name="P104" style:family="paragraph" style:parent-style-name="Standard">
      <style:text-properties fo:color="#000000" officeooo:rsid="002ffd5c" officeooo:paragraph-rsid="00e9b57c" fo:background-color="transparent"/>
    </style:style>
    <style:style style:name="P105" style:family="paragraph" style:parent-style-name="Standard" style:list-style-name="L4">
      <style:text-properties fo:color="#000000" officeooo:rsid="003e588d" officeooo:paragraph-rsid="00e9b57c" fo:background-color="transparent"/>
    </style:style>
    <style:style style:name="P106" style:family="paragraph" style:parent-style-name="Standard">
      <style:text-properties fo:color="#000000" officeooo:rsid="0039e19c" officeooo:paragraph-rsid="00e9b57c" fo:background-color="transparent"/>
    </style:style>
    <style:style style:name="P107" style:family="paragraph" style:parent-style-name="Standard">
      <style:text-properties fo:color="#000000" officeooo:rsid="004bab5a" officeooo:paragraph-rsid="00e9b57c" fo:background-color="transparent"/>
    </style:style>
    <style:style style:name="P108" style:family="paragraph" style:parent-style-name="Standard">
      <style:text-properties fo:color="#000000" officeooo:rsid="00491273" officeooo:paragraph-rsid="00e9b57c" fo:background-color="transparent"/>
    </style:style>
    <style:style style:name="P109" style:family="paragraph" style:parent-style-name="Standard">
      <style:text-properties fo:color="#000000" officeooo:rsid="0059b9bb" officeooo:paragraph-rsid="00e9b57c" fo:background-color="transparent"/>
    </style:style>
    <style:style style:name="P110" style:family="paragraph" style:parent-style-name="Standard">
      <style:text-properties fo:color="#000000" officeooo:rsid="005c5235" officeooo:paragraph-rsid="00e9b57c" fo:background-color="transparent"/>
    </style:style>
    <style:style style:name="P111" style:family="paragraph" style:parent-style-name="Standard">
      <style:text-properties fo:color="#000000" officeooo:rsid="00693fad" officeooo:paragraph-rsid="00e9b57c" fo:background-color="transparent"/>
    </style:style>
    <style:style style:name="P112" style:family="paragraph" style:parent-style-name="Standard">
      <style:text-properties fo:color="#000000" officeooo:rsid="007168d5" officeooo:paragraph-rsid="00e9b57c" fo:background-color="transparent"/>
    </style:style>
    <style:style style:name="P113" style:family="paragraph" style:parent-style-name="Standard">
      <style:text-properties fo:color="#000000" officeooo:paragraph-rsid="00e9b57c" fo:background-color="transparent"/>
    </style:style>
    <style:style style:name="P114" style:family="paragraph" style:parent-style-name="Standard">
      <style:paragraph-properties style:line-height-at-least="0.503cm" fo:text-align="center" style:justify-single-word="false"/>
      <style:text-properties fo:color="#c9211e" style:font-name="Droid Sans Mono" fo:font-size="10.5pt" fo:font-weight="normal" officeooo:paragraph-rsid="00e9b57c" fo:background-color="transparent"/>
    </style:style>
    <style:style style:name="P115" style:family="paragraph" style:parent-style-name="Standard">
      <style:paragraph-properties fo:text-align="center" style:justify-single-word="false"/>
      <style:text-properties fo:color="#c9211e" officeooo:paragraph-rsid="00e9b57c" fo:background-color="transparent"/>
    </style:style>
    <style:style style:name="P116" style:family="paragraph" style:parent-style-name="Standard">
      <style:text-properties fo:color="#c9211e" officeooo:rsid="0039e19c" officeooo:paragraph-rsid="00e9b57c" fo:background-color="transparent"/>
    </style:style>
    <style:style style:name="P117" style:family="paragraph" style:parent-style-name="Standard">
      <style:text-properties fo:color="#c9211e" officeooo:rsid="00491273" officeooo:paragraph-rsid="00e9b57c" fo:background-color="transparent"/>
    </style:style>
    <style:style style:name="P118" style:family="paragraph" style:parent-style-name="Standard">
      <style:text-properties fo:color="#c9211e" officeooo:paragraph-rsid="00e9b57c" fo:background-color="transparent"/>
    </style:style>
    <style:style style:name="P119" style:family="paragraph" style:parent-style-name="Standard">
      <style:text-properties fo:color="#c9211e" fo:font-size="15pt" fo:font-weight="bold" officeooo:rsid="002ffd5c" officeooo:paragraph-rsid="00e9b57c" fo:background-color="transparent" style:font-size-asian="15pt" style:font-weight-asian="bold" style:font-size-complex="15pt" style:font-weight-complex="bold"/>
    </style:style>
    <style:style style:name="P120" style:family="paragraph" style:parent-style-name="Standard">
      <style:text-properties fo:color="#d4d4d4" style:font-name="Droid Sans Mono" fo:font-size="10.5pt" fo:font-weight="normal" officeooo:rsid="002ffd5c" officeooo:paragraph-rsid="00e9b57c" fo:background-color="#1e1e1e"/>
    </style:style>
    <style:style style:name="P121" style:family="paragraph" style:parent-style-name="Standard">
      <style:text-properties fo:color="#d4d4d4" style:font-name="Droid Sans Mono" fo:font-size="10.5pt" fo:font-weight="normal" officeooo:rsid="00491273" officeooo:paragraph-rsid="00e9b57c" fo:background-color="#1e1e1e"/>
    </style:style>
    <style:style style:name="P122" style:family="paragraph" style:parent-style-name="Standard">
      <style:paragraph-properties style:line-height-at-least="0.503cm"/>
      <style:text-properties fo:color="#d4d4d4" style:font-name="Droid Sans Mono" fo:font-size="10.5pt" fo:font-weight="normal" fo:background-color="#1e1e1e"/>
    </style:style>
    <style:style style:name="P123" style:family="paragraph" style:parent-style-name="Standard">
      <style:paragraph-properties style:line-height-at-least="0.503cm"/>
      <style:text-properties fo:color="#d4d4d4" style:font-name="Droid Sans Mono" fo:font-size="10.5pt" fo:font-weight="normal" officeooo:paragraph-rsid="00e9b57c" fo:background-color="#1e1e1e"/>
    </style:style>
    <style:style style:name="P124" style:family="paragraph" style:parent-style-name="Standard">
      <style:text-properties fo:color="#d4d4d4" style:font-name="Droid Sans Mono" fo:font-size="10.5pt" fo:font-weight="normal" officeooo:rsid="0059b9bb" officeooo:paragraph-rsid="00e9b57c" fo:background-color="#1e1e1e"/>
    </style:style>
    <style:style style:name="P125" style:family="paragraph" style:parent-style-name="Standard">
      <style:text-properties fo:color="#d4d4d4" style:font-name="Droid Sans Mono" fo:font-size="10.5pt" fo:font-weight="normal" officeooo:paragraph-rsid="00e9b57c" fo:background-color="#1e1e1e"/>
    </style:style>
    <style:style style:name="P126" style:family="paragraph" style:parent-style-name="Standard">
      <style:paragraph-properties style:line-height-at-least="0.503cm"/>
      <style:text-properties fo:color="#6a9955" style:font-name="Droid Sans Mono" fo:font-size="10.5pt" fo:font-weight="normal" fo:background-color="#1e1e1e"/>
    </style:style>
    <style:style style:name="P127" style:family="paragraph" style:parent-style-name="Standard">
      <style:paragraph-properties style:line-height-at-least="0.503cm"/>
      <style:text-properties fo:color="#6a9955" style:font-name="Droid Sans Mono" fo:font-size="10.5pt" fo:font-weight="normal" officeooo:paragraph-rsid="00e9b57c" fo:background-color="#1e1e1e"/>
    </style:style>
    <style:style style:name="P128" style:family="paragraph" style:parent-style-name="Standard">
      <style:text-properties fo:color="#6a9955" style:font-name="Droid Sans Mono" fo:font-size="10.5pt" fo:font-weight="normal" officeooo:paragraph-rsid="00e9b57c" fo:background-color="#1e1e1e"/>
    </style:style>
    <style:style style:name="P129" style:family="paragraph" style:parent-style-name="Standard">
      <style:text-properties fo:font-variant="normal" fo:text-transform="none" fo:color="#222222" style:font-name="apple-system" fo:font-size="12.75pt" fo:letter-spacing="normal" fo:font-style="normal" fo:font-weight="normal" officeooo:rsid="002ffd5c" officeooo:paragraph-rsid="00e9b57c" fo:background-color="transparent"/>
    </style:style>
    <style:style style:name="P130" style:family="paragraph" style:parent-style-name="Standard" style:list-style-name="L2">
      <style:text-properties fo:font-variant="normal" fo:text-transform="none" fo:color="#222222" style:font-name="apple-system" fo:font-size="12.75pt" fo:letter-spacing="normal" fo:font-style="normal" fo:font-weight="normal" officeooo:rsid="00333077" officeooo:paragraph-rsid="00e9b57c" fo:background-color="transparent"/>
    </style:style>
    <style:style style:name="P131" style:family="paragraph" style:parent-style-name="Standard">
      <style:text-properties fo:color="#8d1d75" officeooo:rsid="002ffd5c" officeooo:paragraph-rsid="00e9b57c" fo:background-color="transparent"/>
    </style:style>
    <style:style style:name="P132" style:family="paragraph" style:parent-style-name="Standard">
      <style:text-properties fo:color="#ff0000" officeooo:rsid="002ffd5c" officeooo:paragraph-rsid="00e9b57c" fo:background-color="transparent"/>
    </style:style>
    <style:style style:name="P133" style:family="paragraph" style:parent-style-name="Standard">
      <style:paragraph-properties style:line-height-at-least="0.503cm"/>
      <style:text-properties officeooo:paragraph-rsid="00e9b57c"/>
    </style:style>
    <style:style style:name="P134" style:family="paragraph" style:parent-style-name="Standard">
      <style:text-properties fo:color="#00a933" officeooo:rsid="0039e19c" officeooo:paragraph-rsid="00e9b57c" fo:background-color="transparent"/>
    </style:style>
    <style:style style:name="P135" style:family="paragraph" style:parent-style-name="Standard">
      <style:text-properties fo:color="#00a933" officeooo:rsid="00491273" officeooo:paragraph-rsid="00e9b57c" fo:background-color="transparent"/>
    </style:style>
    <style:style style:name="P136" style:family="paragraph" style:parent-style-name="Standard">
      <style:text-properties fo:color="#00a933" officeooo:rsid="004bab5a" officeooo:paragraph-rsid="00e9b57c" fo:background-color="transparent"/>
    </style:style>
    <style:style style:name="P137" style:family="paragraph" style:parent-style-name="Standard">
      <style:paragraph-properties fo:text-align="center" style:justify-single-word="false"/>
      <style:text-properties fo:color="#ff4000" fo:font-weight="bold" officeooo:rsid="0059b9bb" officeooo:paragraph-rsid="00e9b57c" fo:background-color="transparent" style:font-weight-asian="bold" style:font-weight-complex="bold"/>
    </style:style>
    <style:style style:name="P138" style:family="paragraph" style:parent-style-name="Standard" style:list-style-name="L4">
      <style:text-properties officeooo:paragraph-rsid="00e9b57c"/>
    </style:style>
    <style:style style:name="P139" style:family="paragraph" style:parent-style-name="Standard">
      <style:paragraph-properties style:line-height-at-least="0.503cm"/>
      <style:text-properties fo:color="#569cd6" style:font-name="Droid Sans Mono" fo:font-size="10.5pt" fo:font-weight="normal" fo:background-color="#1e1e1e"/>
    </style:style>
    <style:style style:name="P140" style:family="paragraph" style:parent-style-name="Standard">
      <style:paragraph-properties fo:margin-top="0cm" fo:margin-bottom="0.499cm" loext:contextual-spacing="false" style:line-height-at-least="0.503cm"/>
      <style:text-properties fo:color="#000000" officeooo:paragraph-rsid="00e9b57c" fo:background-color="transparent"/>
    </style:style>
    <style:style style:name="P141" style:family="paragraph" style:parent-style-name="Standard">
      <style:paragraph-properties fo:margin-top="0.101cm" fo:margin-bottom="0.101cm" loext:contextual-spacing="false"/>
      <style:text-properties fo:color="#000000" officeooo:rsid="00e0e42e" officeooo:paragraph-rsid="00e0e42e" fo:background-color="transparent"/>
    </style:style>
    <style:style style:name="P142" style:family="paragraph" style:parent-style-name="Standard">
      <style:paragraph-properties fo:margin-top="0.101cm" fo:margin-bottom="0.101cm" loext:contextual-spacing="false"/>
      <style:text-properties fo:color="#000000" officeooo:rsid="00ec08dc" officeooo:paragraph-rsid="00ec08dc" fo:background-color="transparent"/>
    </style:style>
    <style:style style:name="P143" style:family="paragraph" style:parent-style-name="Standard">
      <style:paragraph-properties fo:margin-top="0.101cm" fo:margin-bottom="0.101cm" loext:contextual-spacing="false"/>
      <style:text-properties fo:color="#000000" officeooo:rsid="00edaeab" officeooo:paragraph-rsid="00edaeab" fo:background-color="transparent"/>
    </style:style>
    <style:style style:name="P144" style:family="paragraph" style:parent-style-name="Standard">
      <style:paragraph-properties fo:margin-top="0.101cm" fo:margin-bottom="0.101cm" loext:contextual-spacing="false"/>
      <style:text-properties fo:color="#d4d4d4" style:font-name="Droid Sans Mono" fo:font-size="10.5pt" fo:font-weight="normal" officeooo:rsid="00ec08dc" officeooo:paragraph-rsid="00ec08dc" fo:background-color="#1e1e1e"/>
    </style:style>
    <style:style style:name="P145" style:family="paragraph" style:parent-style-name="Standard">
      <style:paragraph-properties fo:margin-top="0.101cm" fo:margin-bottom="0.101cm" loext:contextual-spacing="false"/>
      <style:text-properties fo:color="#d4d4d4" style:font-name="Droid Sans Mono" fo:font-size="10.5pt" fo:font-weight="normal" officeooo:rsid="00edaeab" officeooo:paragraph-rsid="00edaeab" fo:background-color="#1e1e1e"/>
    </style:style>
    <style:style style:name="P146" style:family="paragraph" style:parent-style-name="Text_20_body">
      <style:text-properties fo:color="#000000" officeooo:paragraph-rsid="00e9b57c" fo:background-color="transparent"/>
    </style:style>
    <style:style style:name="P147" style:family="paragraph" style:parent-style-name="Text_20_body">
      <style:text-properties officeooo:paragraph-rsid="00e9b57c"/>
    </style:style>
    <style:style style:name="P148" style:family="paragraph" style:parent-style-name="Text_20_body">
      <style:paragraph-properties fo:margin-left="0cm" fo:margin-right="0cm" style:line-height-at-least="0.847cm" fo:orphans="2" fo:widows="2" fo:text-indent="0cm" style:auto-text-indent="false"/>
      <style:text-properties officeooo:paragraph-rsid="00e9b57c"/>
    </style:style>
    <style:style style:name="T1" style:family="text">
      <style:text-properties fo:color="#569cd6"/>
    </style:style>
    <style:style style:name="T2" style:family="text">
      <style:text-properties fo:color="#569cd6" style:font-name="Droid Sans Mono" fo:font-size="10.5pt" fo:font-weight="normal" fo:background-color="#1e1e1e" loext:char-shading-value="0"/>
    </style:style>
    <style:style style:name="T3" style:family="text">
      <style:text-properties fo:color="#569cd6" fo:background-color="#1e1e1e" loext:char-shading-value="0"/>
    </style:style>
    <style:style style:name="T4" style:family="text">
      <style:text-properties fo:color="#dcdcaa"/>
    </style:style>
    <style:style style:name="T5" style:family="text">
      <style:text-properties fo:color="#dcdcaa" style:font-name="Droid Sans Mono" fo:font-size="10.5pt" fo:font-weight="normal" fo:background-color="#1e1e1e" loext:char-shading-value="0"/>
    </style:style>
    <style:style style:name="T6" style:family="text">
      <style:text-properties fo:color="#dcdcaa" fo:background-color="#1e1e1e" loext:char-shading-value="0"/>
    </style:style>
    <style:style style:name="T7" style:family="text">
      <style:text-properties fo:color="#9cdcfe"/>
    </style:style>
    <style:style style:name="T8" style:family="text">
      <style:text-properties fo:color="#9cdcfe" fo:background-color="#1e1e1e" loext:char-shading-value="0"/>
    </style:style>
    <style:style style:name="T9" style:family="text">
      <style:text-properties fo:color="#ce9178"/>
    </style:style>
    <style:style style:name="T10" style:family="text">
      <style:text-properties officeooo:rsid="000ceb32"/>
    </style:style>
    <style:style style:name="T11" style:family="text">
      <style:text-properties officeooo:rsid="000e9f7a"/>
    </style:style>
    <style:style style:name="T12" style:family="text">
      <style:text-properties officeooo:rsid="001e0732"/>
    </style:style>
    <style:style style:name="T13" style:family="text">
      <style:text-properties officeooo:rsid="002074f0"/>
    </style:style>
    <style:style style:name="T14" style:family="text">
      <style:text-properties officeooo:rsid="0023d044"/>
    </style:style>
    <style:style style:name="T15" style:family="text">
      <style:text-properties officeooo:rsid="00264ac5"/>
    </style:style>
    <style:style style:name="T16" style:family="text">
      <style:text-properties officeooo:rsid="00298898"/>
    </style:style>
    <style:style style:name="T17" style:family="text">
      <style:text-properties officeooo:rsid="002dcdd9"/>
    </style:style>
    <style:style style:name="T18" style:family="text">
      <style:text-properties fo:color="#d4d4d4" style:font-name="Droid Sans Mono" fo:font-size="10.5pt" fo:font-weight="normal" fo:background-color="#1e1e1e" loext:char-shading-value="0"/>
    </style:style>
    <style:style style:name="T19" style:family="text">
      <style:text-properties fo:color="#d4d4d4" fo:background-color="#1e1e1e" loext:char-shading-value="0"/>
    </style:style>
    <style:style style:name="T20" style:family="text">
      <style:text-properties officeooo:rsid="00361f2f" fo:background-color="#ffffff" loext:char-shading-value="0"/>
    </style:style>
    <style:style style:name="T21" style:family="text">
      <style:text-properties officeooo:rsid="003b241a"/>
    </style:style>
    <style:style style:name="T22" style:family="text">
      <style:text-properties officeooo:rsid="003ea6ac"/>
    </style:style>
    <style:style style:name="T23" style:family="text">
      <style:text-properties officeooo:rsid="0045abc9"/>
    </style:style>
    <style:style style:name="T24" style:family="text">
      <style:text-properties style:font-name="Droid Sans Mono" fo:font-size="10.5pt" fo:font-weight="normal"/>
    </style:style>
    <style:style style:name="T25" style:family="text">
      <style:text-properties style:font-name="Droid Sans Mono" fo:font-size="10.5pt" fo:font-weight="normal" officeooo:rsid="004a6c11"/>
    </style:style>
    <style:style style:name="T26" style:family="text">
      <style:text-properties officeooo:rsid="004b8d0e"/>
    </style:style>
    <style:style style:name="T27" style:family="text">
      <style:text-properties officeooo:rsid="005ddc6f"/>
    </style:style>
    <style:style style:name="T28" style:family="text">
      <style:text-properties officeooo:rsid="005f7b88"/>
    </style:style>
    <style:style style:name="T29" style:family="text">
      <style:text-properties officeooo:rsid="00667eb9"/>
    </style:style>
    <style:style style:name="T30" style:family="text">
      <style:text-properties officeooo:rsid="00791114"/>
    </style:style>
    <style:style style:name="T31" style:family="text">
      <style:text-properties officeooo:rsid="007af16d"/>
    </style:style>
    <style:style style:name="T32" style:family="text">
      <style:text-properties officeooo:rsid="007c0700"/>
    </style:style>
    <style:style style:name="T33" style:family="text">
      <style:text-properties officeooo:rsid="007ee6be"/>
    </style:style>
    <style:style style:name="T34" style:family="text">
      <style:text-properties fo:font-weight="bold" style:font-weight-asian="bold" style:font-weight-complex="bold"/>
    </style:style>
    <style:style style:name="T35" style:family="text">
      <style:text-properties fo:font-weight="bold" officeooo:rsid="005ddc6f" style:font-weight-asian="bold" style:font-weight-complex="bold"/>
    </style:style>
    <style:style style:name="T36" style:family="text">
      <style:text-properties fo:font-weight="bold" officeooo:rsid="00ca3f65" style:font-weight-asian="bold" style:font-weight-complex="bold"/>
    </style:style>
    <style:style style:name="T37" style:family="text">
      <style:text-properties officeooo:rsid="008d56ef"/>
    </style:style>
    <style:style style:name="T38" style:family="text">
      <style:text-properties officeooo:rsid="008f5c57"/>
    </style:style>
    <style:style style:name="T39" style:family="text">
      <style:text-properties officeooo:rsid="009b1fc4"/>
    </style:style>
    <style:style style:name="T40" style:family="text">
      <style:text-properties officeooo:rsid="009bb085"/>
    </style:style>
    <style:style style:name="T41" style:family="text">
      <style:text-properties officeooo:rsid="00a342a8"/>
    </style:style>
    <style:style style:name="T42" style:family="text">
      <style:text-properties officeooo:rsid="00b4762c"/>
    </style:style>
    <style:style style:name="T43" style:family="text">
      <style:text-properties officeooo:rsid="00bbc288"/>
    </style:style>
    <style:style style:name="T44" style:family="text">
      <style:text-properties loext:padding="0.049cm" loext:border="0.06pt solid #e5e7eb"/>
    </style:style>
    <style:style style:name="T45" style:family="text">
      <style:text-properties fo:color="#000000" style:font-name="Droid Sans Mono" fo:font-size="10.5pt" fo:font-weight="normal" fo:background-color="transparent" loext:char-shading-value="0" loext:padding="0.049cm" loext:border="0.06pt solid #e5e7eb"/>
    </style:style>
    <style:style style:name="T46" style:family="text">
      <style:text-properties fo:color="#000000" fo:background-color="transparent" loext:char-shading-value="0" loext:padding="0.049cm" loext:border="0.06pt solid #e5e7eb"/>
    </style:style>
    <style:style style:name="T47" style:family="text">
      <style:text-properties fo:color="#000000" officeooo:rsid="00d9ef79" fo:background-color="transparent" loext:char-shading-value="0"/>
    </style:style>
    <style:style style:name="T48" style:family="text">
      <style:text-properties fo:color="#000000" officeooo:rsid="00dbe175" fo:background-color="transparent" loext:char-shading-value="0"/>
    </style:style>
    <style:style style:name="T49" style:family="text">
      <style:text-properties fo:color="#000000" officeooo:rsid="003e588d" fo:background-color="transparent" loext:char-shading-value="0"/>
    </style:style>
    <style:style style:name="T50" style:family="text">
      <style:text-properties officeooo:rsid="00c1e46e"/>
    </style:style>
    <style:style style:name="T51" style:family="text">
      <style:text-properties fo:color="#b5cea8"/>
    </style:style>
    <style:style style:name="T52" style:family="text">
      <style:text-properties officeooo:rsid="00c4439b"/>
    </style:style>
    <style:style style:name="T53" style:family="text">
      <style:text-properties fo:color="#c586c0"/>
    </style:style>
    <style:style style:name="T54" style:family="text">
      <style:text-properties fo:color="#4ec9b0"/>
    </style:style>
    <style:style style:name="T55" style:family="text">
      <style:text-properties officeooo:rsid="00c85ff5"/>
    </style:style>
    <style:style style:name="T56" style:family="text">
      <style:text-properties fo:color="#808080"/>
    </style:style>
    <style:style style:name="T57" style:family="text">
      <style:text-properties officeooo:rsid="00d04714"/>
    </style:style>
    <style:style style:name="T58" style:family="text">
      <style:text-properties officeooo:rsid="00d0f16b"/>
    </style:style>
    <style:style style:name="T59" style:family="text">
      <style:text-properties officeooo:rsid="00d2c456"/>
    </style:style>
    <style:style style:name="T60" style:family="text">
      <style:text-properties officeooo:rsid="00d4a381"/>
    </style:style>
    <style:style style:name="T61" style:family="text">
      <style:text-properties officeooo:rsid="00d9ef79"/>
    </style:style>
    <style:style style:name="T62" style:family="text">
      <style:text-properties officeooo:rsid="00dbe175"/>
    </style:style>
    <style:style style:name="T63" style:family="text">
      <style:text-properties officeooo:rsid="00ddd08a"/>
    </style:style>
    <style:style style:name="T64" style:family="text">
      <style:text-properties officeooo:rsid="00deb399"/>
    </style:style>
    <style:style style:name="T65" style:family="text">
      <style:text-properties officeooo:rsid="00e0e42e"/>
    </style:style>
    <style:style style:name="T66" style:family="text">
      <style:text-properties officeooo:rsid="00e3a630"/>
    </style:style>
    <style:style style:name="T67" style:family="text">
      <style:text-properties officeooo:rsid="000e87d4"/>
    </style:style>
    <style:style style:name="T68" style:family="text">
      <style:text-properties officeooo:rsid="0016a556"/>
    </style:style>
    <style:style style:name="T69" style:family="text">
      <style:text-properties officeooo:rsid="001db96f"/>
    </style:style>
    <style:style style:name="T70" style:family="text">
      <style:text-properties fo:color="#6a9955"/>
    </style:style>
    <style:style style:name="T71" style:family="text">
      <style:text-properties officeooo:rsid="00214c67"/>
    </style:style>
    <style:style style:name="T72" style:family="text">
      <style:text-properties officeooo:rsid="0027364f"/>
    </style:style>
    <style:style style:name="T73" style:family="text">
      <style:text-properties fo:font-variant="normal" fo:text-transform="none" fo:color="#292929" style:font-name="source-serif-pro" fo:font-size="15pt" fo:font-style="normal" fo:font-weight="bold"/>
    </style:style>
    <style:style style:name="T74" style:family="text">
      <style:text-properties fo:font-variant="normal" fo:text-transform="none" fo:color="#292929" style:font-name="source-serif-pro" fo:font-size="15pt" fo:font-style="normal" fo:font-weight="bold" officeooo:rsid="002ed2e9"/>
    </style:style>
    <style:style style:name="T75" style:family="text">
      <style:text-properties fo:font-variant="normal" fo:text-transform="none" fo:color="#222222" style:font-name="apple-system" fo:font-size="12.75pt" fo:letter-spacing="normal" fo:font-style="normal" fo:font-weight="normal"/>
    </style:style>
    <style:style style:name="T76" style:family="text">
      <style:text-properties fo:font-variant="normal" fo:text-transform="none" fo:color="#222222" style:font-name="Monaco" fo:font-size="11.25pt" fo:letter-spacing="normal" fo:font-style="normal" fo:font-weight="normal"/>
    </style:style>
    <style:style style:name="T77" style:family="text">
      <style:text-properties fo:font-variant="normal" fo:text-transform="none" fo:color="#222222" fo:letter-spacing="normal"/>
    </style:style>
    <style:style style:name="T78" style:family="text">
      <style:text-properties fo:font-variant="normal" fo:text-transform="none" fo:color="#000000" style:font-name="ui-monospace" fo:font-size="9.75pt" fo:letter-spacing="normal" fo:font-style="normal" fo:font-weight="normal" officeooo:rsid="003e588d" fo:background-color="transparent" loext:char-shading-value="0"/>
    </style:style>
    <style:style style:name="T79" style:family="text">
      <style:text-properties officeooo:rsid="0039e19c"/>
    </style:style>
    <style:style style:name="T80" style:family="text">
      <style:text-properties officeooo:rsid="003e588d"/>
    </style:style>
    <style:style style:name="T81" style:family="text">
      <style:text-properties officeooo:rsid="004ac9cf"/>
    </style:style>
    <style:style style:name="T82" style:family="text">
      <style:text-properties officeooo:rsid="00491273"/>
    </style:style>
    <style:style style:name="T83" style:family="text">
      <style:text-properties officeooo:rsid="0054960f"/>
    </style:style>
    <style:style style:name="T84" style:family="text">
      <style:text-properties officeooo:rsid="0059b9bb"/>
    </style:style>
    <style:style style:name="T85" style:family="text">
      <style:text-properties officeooo:rsid="005c5235"/>
    </style:style>
    <style:style style:name="T86" style:family="text">
      <style:text-properties officeooo:rsid="0060290f"/>
    </style:style>
    <style:style style:name="T87" style:family="text">
      <style:text-properties officeooo:rsid="0065a2fb"/>
    </style:style>
    <style:style style:name="T88" style:family="text">
      <style:text-properties officeooo:rsid="00693fad"/>
    </style:style>
    <style:style style:name="T89" style:family="text">
      <style:text-properties officeooo:rsid="00ec08d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Email update in livewire ---------------------</text:p>
      <text:list xml:id="list3088769925" text:style-name="L1">
        <text:list-item>
          <text:p text:style-name="P89">send mail after verify update email and move on dashboard</text:p>
          <text:p text:style-name="P88"/>
        </text:list-item>
      </text:list>
      <text:p text:style-name="P6">public function emailupdate($action)</text:p>
      <text:p text:style-name="P9">{</text:p>
      <text:p text:style-name="P9">$validateData = $this-&gt;validate([</text:p>
      <text:p text:style-name="P9">'email' =&gt; 'required|email|unique'</text:p>
      <text:p text:style-name="P9">]);</text:p>
      <text:p text:style-name="P17"/>
      <text:p text:style-name="P9">$user = User::find($this-&gt;userId);</text:p>
      <text:p text:style-name="P17"/>
      <text:p text:style-name="P9">if ($action == 'email') {</text:p>
      <text:p text:style-name="P9">$oldEmail = $user-&gt;email;</text:p>
      <text:p text:style-name="P9">if ($oldEmail != $this-&gt;email) {</text:p>
      <text:p text:style-name="P9">$user-&gt;email_verified_at = null;</text:p>
      <text:p text:style-name="P9">$user-&gt;email = $this-&gt;email;</text:p>
      <text:p text:style-name="P9">$user-&gt;save();</text:p>
      <text:p text:style-name="P9">$user-&gt;sendEmailVerificationNotification();</text:p>
      <text:p text:style-name="P9">}</text:p>
      <text:p text:style-name="P9">return redirect()-&gt;route('cleaner.account');</text:p>
      <text:p text:style-name="P9">}</text:p>
      <text:p text:style-name="P9">}</text:p>
      <text:p text:style-name="P18"/>
      <text:p text:style-name="P18"/>
      <text:p text:style-name="P18"/>
      <text:p text:style-name="P26">//<text:span text:style-name="T10">blade</text:span></text:p>
      <text:p text:style-name="P6">&lt;li class="position-relative"&gt;</text:p>
      <text:p text:style-name="P9">&lt;div class="d-flex justify-content-spacebw three_column edit_frm"&gt;</text:p>
      <text:p text:style-name="P9">&lt;h6 class="title-label"&gt;Email:&lt;/h6&gt;</text:p>
      <text:p text:style-name="P9">@if (@$fieldStatus == true &amp;&amp; $action == 'email')</text:p>
      <text:p text:style-name="P9">&lt;input type="email" value="{{$user-&gt;email}}" wire:model="email"&gt;</text:p>
      <text:p text:style-name="P9">&lt;span style="color:red"&gt; @error('email'){{$message}} @enderror &lt;/span&gt;</text:p>
      <text:p text:style-name="P9">&lt;span class="edit"&gt;&lt;a class="link-design-2" wire:click="emailupdate('email')"&gt;&lt;i class="fas fa-save"&gt;&lt;/i&gt;&lt;/a&gt;&lt;/span&gt;</text:p>
      <text:p text:style-name="P9">&lt;span class="cancel"&gt;&lt;a href="javascript::void(0)" class="link-design-2" wire:click="cancle"&gt;&lt;i class="fas fa-times"&gt;&lt;/i&gt;&lt;/a&gt;&lt;/span&gt;</text:p>
      <text:p text:style-name="P9">@else</text:p>
      <text:p text:style-name="P9">&lt;p class="mail"&gt;{{$user-&gt;email}}&lt;/p&gt;</text:p>
      <text:p text:style-name="P9">&lt;div class="action-block"&gt;</text:p>
      <text:p text:style-name="P9">&lt;span class="edit"&gt;&lt;a href="javascript::void(0)" class="link-design-2" wire:click="editData('{{auth()-&gt;user()-&gt;id}}', 'email')"&gt;Edit&lt;/a&gt;&lt;/span&gt;</text:p>
      <text:p text:style-name="P9">&lt;/div&gt;</text:p>
      <text:p text:style-name="P9">@endif</text:p>
      <text:p text:style-name="P9">&lt;/div&gt;</text:p>
      <text:p text:style-name="P9">&lt;/li&gt;</text:p>
      <text:p text:style-name="P9"/>
      <text:p text:style-name="P2">--------------------<text:span text:style-name="T11">Error message show---------------------</text:span></text:p>
      <text:p text:style-name="P1"/>
      <text:p text:style-name="P6">@error('first_name')&lt;span class="alert "&gt;{{ $message }}&lt;/span&gt;@enderror</text:p>
      <text:p text:style-name="P1"/>
      <text:p text:style-name="P23"><text:soft-page-break/>or </text:p>
      <text:p text:style-name="P7">&lt;span style="color:red"&gt; @error('email'){{$message}} @enderror &lt;/span&gt;</text:p>
      <text:p text:style-name="P5"/>
      <text:p text:style-name="P24"/>
      <text:p text:style-name="P24">-------------<text:span text:style-name="T12">validation function in livewire---------------------</text:span></text:p>
      <text:p text:style-name="P5"/>
      <text:p text:style-name="P28">In particular function</text:p>
      <text:p text:style-name="P11">$validateData = $this-&gt;validate([</text:p>
      <text:p text:style-name="P9">'first_name' =&gt; 'required',</text:p>
      <text:p text:style-name="P9">'last_name' =&gt; 'required',</text:p>
      <text:p text:style-name="P9">'contact_number' =&gt; 'required',</text:p>
      <text:p text:style-name="P9">'address' =&gt; 'required',</text:p>
      <text:p text:style-name="P9">'ssn_or_tax' =&gt; 'required'</text:p>
      <text:p text:style-name="P9">]);</text:p>
      <text:p text:style-name="P19"/>
      <text:p text:style-name="P29">common function </text:p>
      <text:p text:style-name="P11">public function rules()</text:p>
      <text:p text:style-name="P9">{</text:p>
      <text:p text:style-name="P9">return [</text:p>
      <text:p text:style-name="P9">'first_name' =&gt; 'required',</text:p>
      <text:p text:style-name="P9">'last_name' =&gt; 'required',</text:p>
      <text:p text:style-name="P9">'insured' =&gt; 'required',</text:p>
      <text:p text:style-name="P9">'contact_number' =&gt; 'required',</text:p>
      <text:p text:style-name="P9">'email' =&gt; 'required',</text:p>
      <text:p text:style-name="P9">'address' =&gt; 'required',</text:p>
      <text:p text:style-name="P9">'ssn_or_tax' =&gt; 'required',</text:p>
      <text:p text:style-name="P17"/>
      <text:p text:style-name="P9">];</text:p>
      <text:p text:style-name="P9">}</text:p>
      <text:p text:style-name="P21"><text:span text:style-name="T20">Call this in function :- </text:span><text:span text:style-name="T2">$this</text:span><text:span text:style-name="T18">-&gt;</text:span><text:span text:style-name="T5">validate</text:span><text:span text:style-name="T18">();</text:span></text:p>
      <text:p text:style-name="P20"/>
      <text:p text:style-name="P19"/>
      <text:p text:style-name="P5"/>
      <text:p text:style-name="P24"/>
      <text:p text:style-name="P24">------------------<text:span text:style-name="T13">save image in livewire-------------------</text:span></text:p>
      <text:p text:style-name="P7">$originalName = $this-&gt;image-&gt;getClientOriginalName();</text:p>
      <text:p text:style-name="P9">$this-&gt;image-&gt;storeAs('public/image', $originalName);</text:p>
      <text:p text:style-name="P9">$user-&gt;image = $originalName;</text:p>
      <text:p text:style-name="P27"/>
      <text:p text:style-name="P5"/>
      <text:p text:style-name="P24"/>
      <text:p text:style-name="P24">------------------<text:span text:style-name="T14">to avoid refresh page in livewire on &lt;a href&gt; tag--------------------------</text:span></text:p>
      <text:p text:style-name="P8"><text:span text:style-name="T15">use this--&gt; <text:s text:c="2"/></text:span>"javascript::void(0)"</text:p>
      <text:p text:style-name="P5"/>
      <text:p text:style-name="P7">a href="javascript::void(0)" wire:click="edit('{{auth()-&gt;user()-&gt;id}}', 'contact_number')"&gt;Edit&lt;/a&gt;</text:p>
      <text:p text:style-name="P5"/>
      <text:p text:style-name="P5"/>
      <text:p text:style-name="P24">--------------<text:span text:style-name="T39">how to refresh page in livewire------------</text:span></text:p>
      <text:p text:style-name="P7">return redirect()-&gt;route('cleaner.team');</text:p>
      <text:p text:style-name="P5"/>
      <text:p text:style-name="P5"/>
      <text:p text:style-name="P4">--------------------<text:span text:style-name="T16">code for update name (first and last name)--------------</text:span></text:p>
      <text:p text:style-name="P7"><text:soft-page-break/>/ if ($action == 'name') {</text:p>
      <text:p text:style-name="P9">// $name = explode(' ', $this-&gt;name);</text:p>
      <text:p text:style-name="P9">// $user-&gt;first_name = @$name[0];</text:p>
      <text:p text:style-name="P9">// $user-&gt;last_name = @$name[1];</text:p>
      <text:p text:style-name="P9">// }</text:p>
      <text:p text:style-name="P36"/>
      <text:p text:style-name="P25">--------------------<text:span text:style-name="T17">conditions---------------------------------</text:span></text:p>
      <text:p text:style-name="P7"><text:span text:style-name="T40">1. </text:span>$teamMemberCounts = CleanerTeam::where('user_id', auth()-&gt;user()-&gt;id)-&gt;count();</text:p>
      <text:p text:style-name="P17"/>
      <text:p text:style-name="P9"><text:span text:style-name="T40">2. <text:s/></text:span>$teamMembers = CleanerTeam::where('user_id', auth()-&gt;user()-&gt;id)-&gt;get();</text:p>
      <text:p text:style-name="P9"/>
      <text:p text:style-name="P10">$user = User::findOrFail(auth()-&gt;user()-&gt;id);</text:p>
      <text:p text:style-name="P9"/>
      <text:p text:style-name="P9"><text:span text:style-name="T40">3. </text:span>* <text:span text:style-name="T22">in livewire how to get id in render function on index page where user not login but show profile</text:span></text:p>
      <text:p text:style-name="P9">$cleanerId = \Route::current()-&gt;parameters('id');</text:p>
      <text:p text:style-name="P9"/>
      <text:p text:style-name="P9"><text:span text:style-name="T40">4. <text:s/></text:span>$cleaners = User::find($cleanerId);</text:p>
      <text:p text:style-name="P9"/>
      <text:p text:style-name="P13">5. <text:s/>condition for if data is in table then show other wise show contant , but error not come</text:p>
      <text:p text:style-name="P13"/>
      <text:p text:style-name="P13">@if ($timezone)</text:p>
      <text:p text:style-name="P9">&lt;a href="cleaner-account.html"&gt;{{$timezone-&gt;name}}{{$timezone-&gt;current_utc_offset}}{{$timezone-&gt;is_currently_dst}}&lt;/a&gt;</text:p>
      <text:p text:style-name="P9">@else</text:p>
      <text:p text:style-name="P9">&lt;a href="cleaner-account.html"&gt;Time Zone:&lt;/a&gt; </text:p>
      <text:p text:style-name="P9">@endif</text:p>
      <text:p text:style-name="P13"/>
      <text:p text:style-name="P14">6...</text:p>
      <text:p text:style-name="P14">$user_id = auth()-&gt;user()-&gt;id;</text:p>
      <text:p text:style-name="P9">$favourites = Favourite::where('user_id', $user_id )-&gt;with('cleaner.cleanerReviews')-&gt;get();</text:p>
      <text:p text:style-name="P82"/>
      <text:p text:style-name="P82">or</text:p>
      <text:p text:style-name="P9">$favourites = Favourite::where('user_id', $user_id )-&gt;get();</text:p>
      <text:p text:style-name="P9">$cleanersOfFavourites = User::find( $favourites-&gt;pluck('cleaner_id') );</text:p>
      <text:p text:style-name="P9">$reviewsOfCleaners = Review::whereIn('cleaner_id', $cleanersOfFavourites-&gt;pluck('id') );</text:p>
      <text:p text:style-name="P17"/>
      <text:p text:style-name="P9">foreach ( $favourites as $favourite ) {</text:p>
      <text:p text:style-name="P9">$favourite-&gt;avg_rating = $reviewsOfCleaners-&gt;where('cleaner_id', '');</text:p>
      <text:p text:style-name="P9">$favourite-&gt;cleaner_img = $cleanersOfFavourites-&gt;find( $favourite-&gt;cleaner_id )-&gt;image;</text:p>
      <text:p text:style-name="P9">$favourite-&gt;cleaner_name = $cleanersOfFavourites-&gt;find( $favourite-&gt;cleaner_id )-&gt;name;</text:p>
      <text:p text:style-name="P9">}</text:p>
      <text:p text:style-name="P17"/>
      <text:p text:style-name="P9">dd($favourites-&gt;toArray());</text:p>
      <text:p text:style-name="P17"/>
      <text:p text:style-name="P9">return view('customer.favourite.index', compact('favourites') );</text:p>
      <text:p text:style-name="P9"/>
      <text:p text:style-name="P9"><text:soft-page-break/></text:p>
      <text:p text:style-name="P9">* <text:span text:style-name="T3">@if </text:span><text:span text:style-name="T19">(</text:span><text:span text:style-name="T8">$filteredCleaners</text:span><text:span text:style-name="T19">-&gt;</text:span><text:span text:style-name="T6">isEmpty</text:span><text:span text:style-name="T19">())</text:span></text:p>
      <text:p text:style-name="P9"/>
      <text:p text:style-name="P14"/>
      <text:p text:style-name="P9"/>
      <text:p text:style-name="P9"/>
      <text:p text:style-name="P32"/>
      <text:p text:style-name="P9"/>
      <text:p text:style-name="P5"/>
      <text:p text:style-name="P31">--------------------------<text:span text:style-name="T21">controller--------------------</text:span></text:p>
      <text:p text:style-name="P30">make controller in folder</text:p>
      <text:p text:style-name="P30"><text:s/>php artisan make:controller cleaner/CleanerController </text:p>
      <text:p text:style-name="P30"/>
      <text:p text:style-name="P30">make component in folder</text:p>
      <text:p text:style-name="P30">php artisan make:livewire cleaner.cleanerReview</text:p>
      <text:p text:style-name="P30"/>
      <text:p text:style-name="P3">--------------------------<text:span text:style-name="T23">In model how to get relation with belongTo (get relation like hasOne)------------------------</text:span></text:p>
      <text:p text:style-name="P3"/>
      <text:p text:style-name="P34"><text:span text:style-name="T1">protected</text:span> <text:span text:style-name="T7">$with</text:span> = [<text:span text:style-name="T9">'State'</text:span>];</text:p>
      <text:p text:style-name="P30"/>
      <text:p text:style-name="P12"/>
      <text:p text:style-name="P56">class UserDetails extends Model</text:p>
      <text:p text:style-name="P56">{</text:p>
      <text:p text:style-name="P56">use HasFactory;</text:p>
      <text:p text:style-name="P41"><text:span text:style-name="T24">protected $with = ['State']; <text:s text:c="9"/>//</text:span><text:span text:style-name="T25">ede nal belongTo act like hasOne </text:span></text:p>
      <text:p text:style-name="P56">protected $fillable = [</text:p>
      <text:p text:style-name="P56">'states_id',</text:p>
      <text:p text:style-name="P56">];</text:p>
      <text:p text:style-name="P56">public function State()</text:p>
      <text:p text:style-name="P56">{</text:p>
      <text:p text:style-name="P56">return $this-&gt;belongsTo(State::class, 'states_id', 'id');</text:p>
      <text:p text:style-name="P56">}}</text:p>
      <text:p text:style-name="P56"/>
      <text:p text:style-name="P65">---------------------------<text:span text:style-name="T26">Active/Inactive status----------------------</text:span></text:p>
      <text:p text:style-name="P56"><text:s text:c="3"/>@if($posts-&gt;status == 1)</text:p>
      <text:p text:style-name="P56"><text:s text:c="4"/>&lt;button type="submit" class="btn btn-success" wire:click="changeStatus({{$posts-&gt;id}})" value="0"&gt;Active&lt;/button&gt;</text:p>
      <text:p text:style-name="P56"><text:s text:c="4"/>@else</text:p>
      <text:p text:style-name="P56"><text:s text:c="4"/>&lt;button type="submit" class="btn btn-danger" wire:click="changeStatus({{$posts-&gt;id}})" value="1"&gt;Inactive&lt;/button&gt;</text:p>
      <text:p text:style-name="P56"><text:s text:c="4"/>@endif &lt;/td&gt;</text:p>
      <text:p text:style-name="P61">or <text:span text:style-name="T33">for checkbox</text:span></text:p>
      <text:p text:style-name="P57"><text:soft-page-break/><text:span text:style-name="T32"><text:s/></text:span>@if($cleanerDetail-&gt;email_marketing == 1)</text:p>
      <text:p text:style-name="P9">&lt;input class="form-check-input" type="checkbox" id="flexSwitchCheckChecked" wire:click="emailMarketingStatus({{$cleanerDetail-&gt;id}})" <text:span text:style-name="T34">checked&gt;</text:span></text:p>
      <text:p text:style-name="P9">@else</text:p>
      <text:p text:style-name="P9">&lt;input class="form-check-input" type="checkbox" id="flexSwitchCheckChecked" wire:click="emailMarketingStatus({{$cleanerDetail-&gt;id}})"&gt;</text:p>
      <text:p text:style-name="P9">@endif</text:p>
      <text:p text:style-name="P61"/>
      <text:p text:style-name="P58">component</text:p>
      <text:p text:style-name="P56"/>
      <text:p text:style-name="P56"><text:s/>public function changeStatus($id)</text:p>
      <text:p text:style-name="P56"><text:s text:c="4"/>{</text:p>
      <text:p text:style-name="P56"><text:s text:c="8"/>$admin = User::find($id);</text:p>
      <text:p text:style-name="P56"><text:s text:c="8"/>if ($admin-&gt;status == ‘1’) {</text:p>
      <text:p text:style-name="P56"><text:s text:c="12"/>$admin-&gt;status = ‘0’;</text:p>
      <text:p text:style-name="P56"><text:s text:c="12"/>$admin-&gt;save();</text:p>
      <text:p text:style-name="P56"><text:s text:c="8"/>} else {</text:p>
      <text:p text:style-name="P56"><text:s text:c="12"/>$admin-&gt;status = ‘1’;</text:p>
      <text:p text:style-name="P56"><text:s text:c="12"/>$admin-&gt;save();</text:p>
      <text:p text:style-name="P56"><text:s text:c="8"/>}</text:p>
      <text:p text:style-name="P56"><text:s text:c="8"/>$this-&gt;user = User::find($id);</text:p>
      <text:p text:style-name="P56"><text:s text:c="4"/>}</text:p>
      <text:p text:style-name="P56"/>
      <text:p text:style-name="P66">---------------<text:span text:style-name="T27">fortify </text:span><text:span text:style-name="T35">mail template </text:span><text:span text:style-name="T27">change------------------</text:span></text:p>
      <text:p text:style-name="P42">* How to change fortify mail template</text:p>
      <text:p text:style-name="P42"><text:span text:style-name="T28">1.</text:span>php artisan vendor:publish</text:p>
      <text:p text:style-name="P42">see list what u want to change</text:p>
      <text:p text:style-name="P42"><text:span text:style-name="T28">2.</text:span>type number e.g. tag: laravel mail --&gt;19</text:p>
      <text:p text:style-name="P42"/>
      <text:p text:style-name="P42"><text:span text:style-name="T28">3.</text:span>resourse--&gt;view--&gt;vendor--&gt;mail</text:p>
      <text:p text:style-name="P42"/>
      <text:p text:style-name="P42"/>
      <text:p text:style-name="P67">--------------<text:span text:style-name="T29">links active , on click highlight------------------</text:span></text:p>
      <text:p text:style-name="P59">in blade page</text:p>
      <text:p text:style-name="P60"><text:span text:style-name="T29">1.</text:span>class="{{ @$title['active']=='account' ? 'active' : '' }}"</text:p>
      <text:p text:style-name="P43">route</text:p>
      <text:p text:style-name="P59">2. $title = array(</text:p>
      <text:p text:style-name="P9">'active' =&gt; 'reviews',</text:p>
      <text:p text:style-name="P9">‘<text:span text:style-name="T42">title’ =&gt; ‘reviews’</text:span></text:p>
      <text:p text:style-name="P9"><text:soft-page-break/>);</text:p>
      <text:p text:style-name="P43"/>
      <text:p text:style-name="P68">-----------------<text:span text:style-name="T30">update column as nullable through migration-------------</text:span></text:p>
      <text:p text:style-name="P43">php artisan make:migration make_usre_id_nullable_on_posts_table –table=posts</text:p>
      <text:p text:style-name="P43"/>
      <text:p text:style-name="P68">----------<text:span text:style-name="T31">stipe for payment---------------</text:span></text:p>
      <text:p text:style-name="P44">2 types account :- 1. customer 2. cleaner(admin) this is connect stripe account</text:p>
      <text:p text:style-name="P46">1. install stripe</text:p>
      <text:p text:style-name="P46">2. use stripe api’s to connect user with account</text:p>
      <text:p text:style-name="P46">3. </text:p>
      <text:p text:style-name="P44"/>
      <text:p text:style-name="P69">------<text:span text:style-name="T37">send mail to admin------</text:span></text:p>
      <text:p text:style-name="P45">1. make variable in .env file</text:p>
      <text:p text:style-name="P45"/>
      <text:p text:style-name="P70">------------------ <text:span text:style-name="T38">use array-------</text:span></text:p>
      <text:p text:style-name="P62">dd($timezone-&gt;toArray());</text:p>
      <text:p text:style-name="P45"/>
      <text:p text:style-name="P70">---------------<text:span text:style-name="T41">Calendar Livewire-----------------</text:span></text:p>
      <text:p text:style-name="P45"><text:a xlink:type="simple" xlink:href="https://www.tutsmake.com/laravel-livewire-fullcalendar-integration-example/" text:style-name="Internet_20_link" text:visited-style-name="Visited_20_Internet_20_Link">https://www.tutsmake.com/laravel-livewire-fullcalendar-integration-example/</text:a></text:p>
      <text:p text:style-name="P45"/>
      <text:p text:style-name="P71">----<text:span text:style-name="T43">migration table commands---------------</text:span></text:p>
      <text:p text:style-name="P47">To create modal and migration table</text:p>
      <text:p text:style-name="P47">1. php artisan make:model User -m</text:p>
      <text:p text:style-name="P47"/>
      <text:p text:style-name="P47">2. add column in existing table</text:p>
      <text:p text:style-name="P80"><text:span text:style-name="Source_20_Text"><text:span text:style-name="T44">php artisan make:migration add_description_to_tasks --table="tasks"</text:span></text:span></text:p>
      <text:p text:style-name="P80"><text:span text:style-name="Source_20_Text"><text:span text:style-name="T44">public function up()</text:span></text:span></text:p>
      <text:p text:style-name="P84"><text:span text:style-name="Source_20_Text"><text:span text:style-name="T44">{</text:span></text:span></text:p>
      <text:p text:style-name="P84"><text:span text:style-name="Source_20_Text"><text:span text:style-name="T44"><text:s text:c="4"/>Schema::table('tasks', function($table) {</text:span></text:span></text:p>
      <text:p text:style-name="P84"><text:span text:style-name="Source_20_Text"><text:span text:style-name="T44"><text:s text:c="8"/>$table-&gt;text('description');</text:span></text:span></text:p>
      <text:p text:style-name="P85"><text:span text:style-name="Source_20_Text"><text:span text:style-name="T45">$table-&gt;string('home_size')-&gt;nullable();</text:span></text:span></text:p>
      <text:p text:style-name="P9">$table-&gt;time('estimated_time')-&gt;nullable();</text:p>
      <text:p text:style-name="P84"><text:span text:style-name="Source_20_Text"><text:span text:style-name="T46"/></text:span></text:p>
      <text:p text:style-name="P84"><text:span text:style-name="Source_20_Text"><text:span text:style-name="T44"><text:s text:c="4"/>});</text:span></text:span></text:p>
      <text:p text:style-name="P81"><text:span text:style-name="Source_20_Text"><text:span text:style-name="T44">}</text:span></text:span></text:p>
      <text:p text:style-name="P45"/>
      <text:p text:style-name="P80"><text:span text:style-name="Source_20_Text"><text:span text:style-name="T44">public function down()</text:span></text:span></text:p>
      <text:p text:style-name="P84"><text:span text:style-name="Source_20_Text"><text:span text:style-name="T44">{</text:span></text:span></text:p>
      <text:p text:style-name="P84"><text:span text:style-name="Source_20_Text"><text:span text:style-name="T44"><text:s text:c="4"/>Schema::table('tasks', function($table) {</text:span></text:span></text:p>
      <text:p text:style-name="P84"><text:soft-page-break/><text:span text:style-name="Source_20_Text"><text:span text:style-name="T44"><text:s text:c="8"/>$table-&gt;dropColumn('description');</text:span></text:span></text:p>
      <text:p text:style-name="P84"><text:span text:style-name="Source_20_Text"><text:span text:style-name="T44"><text:s text:c="4"/>});</text:span></text:span></text:p>
      <text:p text:style-name="P81"><text:span text:style-name="Source_20_Text"><text:span text:style-name="T44">}</text:span></text:span></text:p>
      <text:p text:style-name="P45">-----------<text:span text:style-name="T50">columns in table migration-----------------------</text:span></text:p>
      <text:p text:style-name="P76"><text:span text:style-name="T7">$table</text:span>-&gt;<text:span text:style-name="T4">enum</text:span>(<text:span text:style-name="T9">'role'</text:span>, [<text:span text:style-name="T9">'admin'</text:span>, <text:span text:style-name="T9">'customer'</text:span>, <text:span text:style-name="T9">'cleaner'</text:span>]);</text:p>
      <text:p text:style-name="P32"><text:span text:style-name="T7">$table</text:span>-&gt;<text:span text:style-name="T4">string</text:span>(<text:span text:style-name="T9">'first_name'</text:span>, <text:span text:style-name="T51">100</text:span>);</text:p>
      <text:p text:style-name="P32"><text:span text:style-name="T7">$table</text:span>-&gt;<text:span text:style-name="T4">string</text:span>(<text:span text:style-name="T9">'last_name'</text:span>, <text:span text:style-name="T51">100</text:span>);</text:p>
      <text:p text:style-name="P32"><text:span text:style-name="T7">$table</text:span>-&gt;<text:span text:style-name="T4">string</text:span>(<text:span text:style-name="T9">'email'</text:span>, <text:span text:style-name="T51">100</text:span>)-&gt;<text:span text:style-name="T4">unique</text:span>();</text:p>
      <text:p text:style-name="P32"><text:span text:style-name="T7">$table</text:span>-&gt;<text:span text:style-name="T4">timestamp</text:span>(<text:span text:style-name="T9">'email_verified_at'</text:span>)-&gt;<text:span text:style-name="T4">nullable</text:span>();</text:p>
      <text:p text:style-name="P32"><text:span text:style-name="T7">$table</text:span>-&gt;<text:span text:style-name="T4">string</text:span>(<text:span text:style-name="T9">'password'</text:span>);</text:p>
      <text:p text:style-name="P32"><text:span text:style-name="T7">$table</text:span>-&gt;<text:span text:style-name="T4">string</text:span>(<text:span text:style-name="T9">'image'</text:span>)-&gt;<text:span text:style-name="T4">nullable</text:span>();</text:p>
      <text:p text:style-name="P32"><text:span text:style-name="T7">$table</text:span>-&gt;<text:span text:style-name="T4">string</text:span>(<text:span text:style-name="T9">'contact_number'</text:span>);</text:p>
      <text:p text:style-name="P32"><text:span text:style-name="T7">$table</text:span>-&gt;<text:span text:style-name="T4">enum</text:span>(<text:span text:style-name="T9">'status'</text:span>, [<text:span text:style-name="T9">'0'</text:span>, <text:span text:style-name="T9">'1'</text:span>, <text:span text:style-name="T9">'2'</text:span>])-&gt;<text:span text:style-name="T4">default</text:span>(<text:span text:style-name="T9">'0'</text:span>);</text:p>
      <text:p text:style-name="P76"><text:span text:style-name="T7">$table</text:span>-&gt;<text:span text:style-name="T4">string</text:span>(<text:span text:style-name="T9">'uuid'</text:span>)-&gt;<text:span text:style-name="T4">unique</text:span>();</text:p>
      <text:p text:style-name="P76"><text:span text:style-name="T7">$table</text:span>-&gt;<text:span text:style-name="T4">string</text:span>(<text:span text:style-name="T9">'token'</text:span>, <text:span text:style-name="T51">64</text:span>)-&gt;<text:span text:style-name="T4">unique</text:span>();</text:p>
      <text:p text:style-name="P32"><text:span text:style-name="T7">$table</text:span>-&gt;<text:span text:style-name="T4">text</text:span>(<text:span text:style-name="T9">'abilities'</text:span>)-&gt;<text:span text:style-name="T4">nullable</text:span>();</text:p>
      <text:p text:style-name="P32"><text:span text:style-name="T7">$table</text:span>-&gt;<text:span text:style-name="T4">timestamp</text:span>(<text:span text:style-name="T9">'last_used_at'</text:span>)-&gt;<text:span text:style-name="T4">nullable</text:span>();</text:p>
      <text:p text:style-name="P32"><text:span text:style-name="T7">$table</text:span>-&gt;<text:span text:style-name="T4">timestamp</text:span>(<text:span text:style-name="T9">'expires_at'</text:span>)-&gt;<text:span text:style-name="T4">nullable</text:span>();</text:p>
      <text:p text:style-name="P45"/>
      <text:p text:style-name="P45"/>
      <text:p text:style-name="P45"/>
      <text:p text:style-name="P74">-----<text:span text:style-name="T52">sweetalert-------------in livewire---------------</text:span></text:p>
      <text:p text:style-name="P45"/>
      <text:p text:style-name="P76"><text:span text:style-name="T1">protected</text:span> <text:span text:style-name="T7">$listeners</text:span> = [<text:span text:style-name="T9">'changeStatus'</text:span>];</text:p>
      <text:p text:style-name="P37"/>
      <text:p text:style-name="P37"/>
      <text:p text:style-name="P32"><text:span text:style-name="T1">public</text:span> <text:span text:style-name="T1">function</text:span> <text:span text:style-name="T4">confirmStatus</text:span>(<text:span text:style-name="T7">$iid</text:span>)</text:p>
      <text:p text:style-name="P32">{</text:p>
      <text:p text:style-name="P32"><text:span text:style-name="T1">$this</text:span>-&gt;<text:span text:style-name="T7">userId</text:span> = <text:span text:style-name="T7">$iid</text:span>;</text:p>
      <text:p text:style-name="P32"><text:span text:style-name="T1">$this</text:span>-&gt;<text:span text:style-name="T4">alert</text:span>(<text:span text:style-name="T9">'warning'</text:span>, <text:span text:style-name="T9">'Are you sure do you want to change status?'</text:span>, [</text:p>
      <text:p text:style-name="P32"><text:span text:style-name="T9">'toast'</text:span> =&gt; <text:span text:style-name="T1">false</text:span>,</text:p>
      <text:p text:style-name="P32"><text:span text:style-name="T9">'position'</text:span> =&gt; <text:span text:style-name="T9">'center'</text:span>,</text:p>
      <text:p text:style-name="P32"><text:span text:style-name="T9">'showCancelButton'</text:span> =&gt; <text:span text:style-name="T1">true</text:span>,</text:p>
      <text:p text:style-name="P32"><text:span text:style-name="T9">'cancelButtonText'</text:span> =&gt; <text:span text:style-name="T9">'Cancel'</text:span>,</text:p>
      <text:p text:style-name="P32"><text:span text:style-name="T9">'showConfirmButton'</text:span> =&gt; <text:span text:style-name="T1">true</text:span>,</text:p>
      <text:p text:style-name="P32"><text:span text:style-name="T9">'confirmButtonText'</text:span> =&gt; <text:span text:style-name="T9">'Change it'</text:span>,</text:p>
      <text:p text:style-name="P32"><text:span text:style-name="T9">'onConfirmed'</text:span> =&gt; <text:span text:style-name="T9">'changeStatus'</text:span>,</text:p>
      <text:p text:style-name="P32"><text:span text:style-name="T9">'timer'</text:span> =&gt; <text:span text:style-name="T1">null</text:span></text:p>
      <text:p text:style-name="P32">]);</text:p>
      <text:p text:style-name="P32">}</text:p>
      <text:p text:style-name="P37"/>
      <text:p text:style-name="P32"><text:span text:style-name="T1">public</text:span> <text:span text:style-name="T1">function</text:span> <text:span text:style-name="T4">changeStatus</text:span>(<text:span text:style-name="T7">$id</text:span>)</text:p>
      <text:p text:style-name="P32">{</text:p>
      <text:p text:style-name="P32"><text:span text:style-name="T53">if</text:span>(<text:span text:style-name="T1">$this</text:span>-&gt;<text:span text:style-name="T7">userId</text:span>){</text:p>
      <text:p text:style-name="P32"><text:span text:style-name="T7">$cleanerStatus</text:span> = <text:span text:style-name="T54">User</text:span>::<text:span text:style-name="T4">find</text:span>(<text:span text:style-name="T1">$this</text:span>-&gt;<text:span text:style-name="T7">userId</text:span>);</text:p>
      <text:p text:style-name="P32"><text:span text:style-name="T53">if</text:span> (<text:span text:style-name="T7">$cleanerStatus</text:span>-&gt;<text:span text:style-name="T7">status</text:span> == <text:span text:style-name="T9">'1'</text:span>) {</text:p>
      <text:p text:style-name="P32"><text:soft-page-break/><text:span text:style-name="T7">$cleanerStatus</text:span>-&gt;<text:span text:style-name="T7">status</text:span> = <text:span text:style-name="T9">'0'</text:span>;</text:p>
      <text:p text:style-name="P32"><text:span text:style-name="T7">$cleanerStatus</text:span>-&gt;<text:span text:style-name="T4">save</text:span>();</text:p>
      <text:p text:style-name="P32">} <text:span text:style-name="T53">else</text:span> {</text:p>
      <text:p text:style-name="P32"><text:span text:style-name="T7">$cleanerStatus</text:span>-&gt;<text:span text:style-name="T7">status</text:span> = <text:span text:style-name="T9">'1'</text:span>;</text:p>
      <text:p text:style-name="P32"><text:span text:style-name="T7">$cleanerStatus</text:span>-&gt;<text:span text:style-name="T4">save</text:span>();</text:p>
      <text:p text:style-name="P32">}</text:p>
      <text:p text:style-name="P32"><text:span text:style-name="T1">$this</text:span>-&gt;<text:span text:style-name="T4">alert</text:span>(<text:span text:style-name="T9">'success'</text:span>, <text:span text:style-name="T9">'Status changed successfully'</text:span>);</text:p>
      <text:p text:style-name="P32">}</text:p>
      <text:p text:style-name="P32">}</text:p>
      <text:p text:style-name="P32"/>
      <text:p text:style-name="P71">---------------------<text:span text:style-name="T55">show only first data in blade -------------</text:span></text:p>
      <text:p text:style-name="P48">access all data from DB . Using foreach showing in blade page , but now <text:span text:style-name="T34">show only first record </text:span><text:span text:style-name="T36">in blade <text:s text:c="2"/></text:span>rest show in modal or in dropdrow etc.</text:p>
      <text:p text:style-name="P48"/>
      <text:p text:style-name="P63"><text:span text:style-name="T57">&lt;</text:span>p class="appointment_label"&gt; Job &lt;/p&gt;</text:p>
      <text:p text:style-name="P9">&lt;?php $count = 0; ?&gt;</text:p>
      <text:p text:style-name="P9">@foreach ($order-&gt;items as $item)</text:p>
      <text:p text:style-name="P9">&lt;?php if($count == 1) break; ?&gt;</text:p>
      <text:p text:style-name="P9">&lt;p class="app-value blue"&gt;</text:p>
      <text:p text:style-name="P17"/>
      <text:p text:style-name="P9">&lt;strong&gt;{{ @$item-&gt;service_item-&gt;title }}&lt;/strong&gt;</text:p>
      <text:p text:style-name="P9">&lt;/p&gt;</text:p>
      <text:p text:style-name="P17"/>
      <text:p text:style-name="P9">&lt;?php $count++; ?&gt;</text:p>
      <text:p text:style-name="P17"/>
      <text:p text:style-name="P9">@endforeach</text:p>
      <text:p text:style-name="P48"/>
      <text:p text:style-name="P48"/>
      <text:p text:style-name="P49">* <text:s/>follow only php code to show only first record in blade</text:p>
      <text:p text:style-name="P49"/>
      <text:p text:style-name="P49">---------------------- <text:span text:style-name="T58">if no entry </text:span><text:span text:style-name="T59">then don’t through error -----</text:span></text:p>
      <text:p text:style-name="P77"><text:span text:style-name="T1">function</text:span> <text:span text:style-name="T4">socialLinks</text:span>()</text:p>
      <text:p text:style-name="P32">{</text:p>
      <text:p text:style-name="P32"><text:span text:style-name="T7">$socialProfile</text:span> = <text:span text:style-name="T54">Setting</text:span>::<text:span text:style-name="T4">find</text:span>(<text:span text:style-name="T9">'1'</text:span>);</text:p>
      <text:p text:style-name="P38">// $socialProfile = Setting::findOrFail('1');</text:p>
      <text:p text:style-name="P37"/>
      <text:p text:style-name="P32"><text:span text:style-name="T53">if</text:span>(<text:span text:style-name="T7">$socialProfile</text:span>){</text:p>
      <text:p text:style-name="P37"/>
      <text:p text:style-name="P32"><text:span text:style-name="T53">return</text:span> <text:span text:style-name="T7">$socialProfile</text:span>;</text:p>
      <text:p text:style-name="P37"/>
      <text:p text:style-name="P32">}<text:span text:style-name="T53">else</text:span>{</text:p>
      <text:p text:style-name="P32"><text:span text:style-name="T53">return</text:span> <text:span text:style-name="T7">$socialProfile</text:span> = <text:span text:style-name="T9">''</text:span>;</text:p>
      <text:p text:style-name="P32">}</text:p>
      <text:p text:style-name="P83"/>
      <text:p text:style-name="P32">}</text:p>
      <text:p text:style-name="P51"/>
      <text:p text:style-name="P51"><text:soft-page-break/></text:p>
      <text:p text:style-name="P51"/>
      <text:p text:style-name="P51"/>
      <text:p text:style-name="P51"/>
      <text:p text:style-name="P72">------------------<text:span text:style-name="T60">how to return value in function and how to use (call) function in another function---------</text:span></text:p>
      <text:p text:style-name="P72"/>
      <text:p text:style-name="P50">public function run()</text:p>
      <text:p text:style-name="P50">{<text:line-break/>$user = ‘hello’;</text:p>
      <text:p text:style-name="P50">return $user; <text:s text:c="2"/>}</text:p>
      <text:p text:style-name="P50"/>
      <text:p text:style-name="P50">or</text:p>
      <text:p text:style-name="P50">{</text:p>
      <text:p text:style-name="P50">if(){ $ab= “hww” ; <text:s/>return $ab; <text:s/>}</text:p>
      <text:p text:style-name="P50">else { <text:s/>$cd= “hhg” ; <text:s text:c="3"/>return $cd}</text:p>
      <text:p text:style-name="P50">}</text:p>
      <text:p text:style-name="P50"/>
      <text:p text:style-name="P50">public function callFunction()</text:p>
      <text:p text:style-name="P50">{</text:p>
      <text:p text:style-name="P50">$ getfun= <text:s/>$this-&gt;run(); <text:s text:c="20"/>//here i am calling run function</text:p>
      <text:p text:style-name="P50">}</text:p>
      <text:p text:style-name="P50"/>
      <text:p text:style-name="P50"/>
      <text:p text:style-name="P73">--------------<text:span text:style-name="T61">how to write function in modal class and how to use in project any controller/component--------</text:span></text:p>
      <text:p text:style-name="P73"/>
      <text:p text:style-name="P52">in modal----- <text:s/><text:span text:style-name="T62">eg. OrderModal in which this function write</text:span></text:p>
      <text:p text:style-name="P78"><text:span text:style-name="T1">public</text:span> <text:span text:style-name="T1">function</text:span> <text:span text:style-name="T4">statusForCustomer</text:span>()</text:p>
      <text:p text:style-name="P32">{</text:p>
      <text:p text:style-name="P32"><text:span text:style-name="T7">$statuses</text:span> = [</text:p>
      <text:p text:style-name="P32"><text:span text:style-name="T9">'pending'</text:span> =&gt; <text:span text:style-name="T9">'Pending'</text:span>,</text:p>
      <text:p text:style-name="P32"><text:span text:style-name="T9">'accepted'</text:span> =&gt; <text:span text:style-name="T9">'Accepted'</text:span>,</text:p>
      <text:p text:style-name="P32"><text:span text:style-name="T9">'rejected'</text:span> =&gt; <text:span text:style-name="T9">'Rejected by cleaner'</text:span>,</text:p>
      <text:p text:style-name="P32"><text:span text:style-name="T9">'cancelled'</text:span> =&gt; <text:span text:style-name="T9">'Cancelled by cleaner'</text:span>,</text:p>
      <text:p text:style-name="P32"><text:span text:style-name="T9">'cancelled_by_customer'</text:span> =&gt; <text:span text:style-name="T9">'Cancelled by you'</text:span>,</text:p>
      <text:p text:style-name="P32"><text:span text:style-name="T9">'payment_collected'</text:span> =&gt; <text:span text:style-name="T9">'Accepted'</text:span>,</text:p>
      <text:p text:style-name="P32"><text:span text:style-name="T9">'payment_failed'</text:span> =&gt; <text:span text:style-name="T9">'Payment failed'</text:span>,</text:p>
      <text:p text:style-name="P32"><text:span text:style-name="T9">'completed'</text:span> =&gt; <text:span text:style-name="T9">'Completed'</text:span>,</text:p>
      <text:p text:style-name="P32"><text:span text:style-name="T9">'reviewed'</text:span> =&gt; <text:span text:style-name="T9">'Completed'</text:span></text:p>
      <text:p text:style-name="P37"/>
      <text:p text:style-name="P32"><text:soft-page-break/>];</text:p>
      <text:p text:style-name="P37"/>
      <text:p text:style-name="P32"><text:span text:style-name="T53">return</text:span> <text:span text:style-name="T7">$statuses</text:span>[<text:span text:style-name="T1">$this</text:span>-&gt;<text:span text:style-name="T7">status</text:span>];</text:p>
      <text:p text:style-name="P33">}</text:p>
      <text:p text:style-name="P15"/>
      <text:p text:style-name="P35"><text:span text:style-name="T47">in component /controller-- </text:span><text:span text:style-name="T48">use modal function</text:span><text:span text:style-name="T47">---------</text:span></text:p>
      <text:p text:style-name="P53">create object----</text:p>
      <text:p text:style-name="P53">$object = new OrderModal ;</text:p>
      <text:p text:style-name="P53"><text:s/><text:span text:style-name="T63">now all function <text:s/>:- <text:s text:c="7"/>$order.statusForCustomer();</text:span></text:p>
      <text:p text:style-name="P53"/>
      <text:p text:style-name="P54">inblade ---- </text:p>
      <text:p text:style-name="P79"><text:span text:style-name="T56">&lt;</text:span><text:span text:style-name="T1">span</text:span> <text:span text:style-name="T7">class</text:span>=<text:span text:style-name="T9">"orange_txt"</text:span><text:span text:style-name="T56">&gt;</text:span><text:span text:style-name="T4">{{</text:span><text:span text:style-name="T7">$order</text:span>-&gt;<text:span text:style-name="T4">statusForCustomer</text:span>()<text:span text:style-name="T4">}}</text:span><text:span text:style-name="T56">&lt;/</text:span><text:span text:style-name="T1">span</text:span><text:span text:style-name="T56">&gt;</text:span></text:p>
      <text:p text:style-name="P54"/>
      <text:p text:style-name="P54"/>
      <text:p text:style-name="P54"/>
      <text:p text:style-name="P75">---------------<text:span text:style-name="T64">how to make .env file variables dynamic-----------------</text:span></text:p>
      <text:p text:style-name="P75"/>
      <text:p text:style-name="P75"><text:a xlink:type="simple" xlink:href="https://www.youtube.com/watch?v=PN6pppayNyU&amp;t=431s" text:style-name="Internet_20_link" text:visited-style-name="Visited_20_Internet_20_Link">https://www.youtube.com/watch?v=PN6pppayNyU&amp;t=431s</text:a></text:p>
      <text:p text:style-name="P75"/>
      <text:p text:style-name="P54">* <text:span text:style-name="T64">for mail use port number etc from database instant from .env.php file</text:span></text:p>
      <text:p text:style-name="P54"/>
      <text:p text:style-name="P55">1. how env file works</text:p>
      <text:p text:style-name="P55">.env.php file works with Config-&gt;mail.php </text:p>
      <text:p text:style-name="P55">2. when we run project by default Providers-&gt;AppServiceProvider.php file -&gt;boot function() run</text:p>
      <text:p text:style-name="P55"/>
      <text:p text:style-name="P55">Result :- <text:s/></text:p>
      <text:p text:style-name="P55">1. donot set mailtrap settings in .env file . (In .env Mail_Usernam,password,encryption bydefault null sets)</text:p>
      <text:p text:style-name="P55">2. make a blade page save username,password,port,host in DB .</text:p>
      <text:p text:style-name="P55">3. in Providers-&gt;<text:span text:style-name="T34">AppServiceProvider.php file </text:span>-&gt;boot function()</text:p>
      <text:p text:style-name="P55"/>
      <text:p text:style-name="P64">use App\Models\Setting;</text:p>
      <text:p text:style-name="P64">use Illuminate\Support\Facades\Config;</text:p>
      <text:p text:style-name="P22"/>
      <text:p text:style-name="P55"/>
      <text:p text:style-name="P64">public function boot()</text:p>
      <text:p text:style-name="P9">{</text:p>
      <text:p text:style-name="P9">$this-&gt;app-&gt;bind(StripeClient::class, function ($app) {</text:p>
      <text:p text:style-name="P9">return new StripeClient(config('services.stripe.secret'));</text:p>
      <text:p text:style-name="P9">});</text:p>
      <text:p text:style-name="P17"/>
      <text:p text:style-name="P9"><text:soft-page-break/>// code for <text:span text:style-name="T65">(</text:span>send ma<text:span text:style-name="T65">il) make .env variables dynamic</text:span></text:p>
      <text:p text:style-name="P17"/>
      <text:p text:style-name="P9">$mailSetting = Setting::first(); </text:p>
      <text:p text:style-name="P17"/>
      <text:p text:style-name="P9">if ($mailSetting) {</text:p>
      <text:p text:style-name="P9">$data = [</text:p>
      <text:p text:style-name="P9">'driver' =&gt; 'smtp',</text:p>
      <text:p text:style-name="P9">'host' =&gt; $mailSetting-&gt;smtp_host,</text:p>
      <text:p text:style-name="P9">'port' =&gt; $mailSetting-&gt;smtp_port,</text:p>
      <text:p text:style-name="P9">'username' =&gt; $mailSetting-&gt;smtp_username,</text:p>
      <text:p text:style-name="P9">'password' =&gt; $mailSetting-&gt;smtp_password,</text:p>
      <text:p text:style-name="P9">'encryption' =&gt; 'tls',</text:p>
      <text:p text:style-name="P9">'from' =&gt; [</text:p>
      <text:p text:style-name="P9">'address' =&gt; 'me@example.com',</text:p>
      <text:p text:style-name="P9">'name' =&gt; 'cleaner'</text:p>
      <text:p text:style-name="P9">]</text:p>
      <text:p text:style-name="P17"/>
      <text:p text:style-name="P9">];</text:p>
      <text:p text:style-name="P17"/>
      <text:p text:style-name="P9">Config::set('mail', $data);</text:p>
      <text:p text:style-name="P9">}</text:p>
      <text:p text:style-name="P9">}</text:p>
      <text:p text:style-name="P9"/>
      <text:p text:style-name="P40"/>
      <text:p text:style-name="P40">------------------<text:span text:style-name="T66">foreign key relation in table------------------------</text:span></text:p>
      <text:p text:style-name="P39"/>
      <text:p text:style-name="P9">public function up()</text:p>
      <text:p text:style-name="P9">{</text:p>
      <text:p text:style-name="P9">Schema::create('user_details', function (Blueprint $table) {</text:p>
      <text:p text:style-name="P9"/>
      <text:p text:style-name="P9">$table-&gt;foreignId('user<text:span text:style-name="T66">s</text:span>_id')-&gt;references('id')-&gt;on('users')-&gt;onDelete('cascade');</text:p>
      <text:p text:style-name="P9">$table-&gt;foreignId('states_id')-&gt;references('id')-&gt;on('states')-&gt;onDelete('cascade');</text:p>
      <text:p text:style-name="P16"/>
      <text:p text:style-name="P16">}</text:p>
      <text:p text:style-name="P16"/>
      <text:p text:style-name="P114">----------<text:span text:style-name="T67">make relation in modal if you have multipal id in table -----------------</text:span></text:p>
      <text:p text:style-name="P94"/>
      <text:p text:style-name="P94">public function cleaner()</text:p>
      <text:p text:style-name="P94">{</text:p>
      <text:p text:style-name="P94">return $this-&gt;belongsTo(User::class, 'cleaner_id', 'id');</text:p>
      <text:p text:style-name="P94">}</text:p>
      <text:p text:style-name="P93"/>
      <text:p text:style-name="P102"/>
      <text:p text:style-name="P115">----------------<text:span text:style-name="T68">conditions----------------------</text:span></text:p>
      <text:p text:style-name="P100">$cleaners = User::where('role', 'cleaner')-&gt;with(['UserDetails', 'CleanerHours', 'CleanerServices'])-&gt;get(); // NOTE: can be optimized --jashan</text:p>
      <text:p text:style-name="P113"/>
      <text:p text:style-name="P113">-----------<text:span text:style-name="T69">dd---------------</text:span></text:p>
      <text:p text:style-name="P113"/>
      <text:p text:style-name="P100">var_dump( $orders );</text:p>
      <text:p text:style-name="P94">echo '&lt;pre&gt;' . var_export($orders, true) . '&lt;/pre&gt;';</text:p>
      <text:p text:style-name="P103"><text:soft-page-break/></text:p>
      <text:p text:style-name="P94">die();</text:p>
      <text:p text:style-name="P113"/>
      <text:p text:style-name="P113"/>
      <text:p text:style-name="P113"/>
      <text:p text:style-name="P113">* <text:s/><text:span text:style-name="T24">dd($this-&gt;orders-&gt;first()-&gt;cleaning_datetime);</text:span></text:p>
      <text:p text:style-name="P125"><text:span text:style-name="T7">$cleanerWeekDays</text:span> = <text:span text:style-name="T7">$cleaner</text:span>-&gt;<text:span text:style-name="T7">cleanerHours</text:span>-&gt;<text:span text:style-name="T4">pluck</text:span>(<text:span text:style-name="T9">'day'</text:span>)-&gt;<text:span text:style-name="T4">unique</text:span>()-&gt;<text:span text:style-name="T4">map</text:span>(<text:span text:style-name="T9">'strtolower'</text:span>)-&gt;<text:span text:style-name="T4">toArray</text:span>();</text:p>
      <text:p text:style-name="P125"/>
      <text:p text:style-name="P125"/>
      <text:p text:style-name="P125"/>
      <text:p text:style-name="P125"><text:span text:style-name="T7">$cleaners</text:span> = <text:span text:style-name="T54">User</text:span>::<text:span text:style-name="T4">has</text:span>(<text:span text:style-name="T9">'bankInfo'</text:span>)-&gt;<text:span text:style-name="T4">where</text:span>(<text:span text:style-name="T9">'role'</text:span>, <text:span text:style-name="T9">'cleaner'</text:span>)-&gt;<text:span text:style-name="T4">with</text:span>([<text:span text:style-name="T9">'UserDetails'</text:span>, <text:span text:style-name="T9">'CleanerHours'</text:span>, <text:span text:style-name="T9">'CleanerServices'</text:span>, <text:span text:style-name="T9">'cleanerReviews'</text:span>])-&gt;<text:span text:style-name="T4">get</text:span>(); <text:span text:style-name="T70">/</text:span></text:p>
      <text:p text:style-name="P125"/>
      <text:p text:style-name="P125"/>
      <text:p text:style-name="P113"/>
      <text:p text:style-name="P113"/>
      <text:p text:style-name="P118">-------------------- <text:span text:style-name="T71">write code using array-------------------</text:span></text:p>
      <text:p text:style-name="P113"/>
      <text:p text:style-name="P100">$selectedOrders = [];</text:p>
      <text:p text:style-name="P103"/>
      <text:p text:style-name="P94">foreach ( $this-&gt;orders as $order ) { </text:p>
      <text:p text:style-name="P94">$orderDate = $order-&gt;cleaning_datetime-&gt;startOfDay();</text:p>
      <text:p text:style-name="P103"/>
      <text:p text:style-name="P94">if ( $orderDate-&gt;equalTo( $this-&gt;selectedDate ) ){</text:p>
      <text:p text:style-name="P94">array_push( $selectedOrders, $order );</text:p>
      <text:p text:style-name="P94">}</text:p>
      <text:p text:style-name="P94">}</text:p>
      <text:p text:style-name="P103"/>
      <text:p text:style-name="P94">$this-&gt;selectedDateOrders = $selectedOrders;</text:p>
      <text:p text:style-name="P128">//dd( $this-&gt;selectedDateOrders[0]-&gt;cleaning_datetime );</text:p>
      <text:p text:style-name="P113"/>
      <text:p text:style-name="P113"/>
      <text:p text:style-name="P115">-----<text:span text:style-name="T72">refresh particular table in migration------</text:span></text:p>
      <text:p text:style-name="P146"><text:bookmark text:name="6123"/><text:span text:style-name="Strong_20_Emphasis"><text:span text:style-name="T73">Ro</text:span></text:span><text:span text:style-name="Strong_20_Emphasis"><text:span text:style-name="T74">l</text:span></text:span><text:span text:style-name="Strong_20_Emphasis"><text:span text:style-name="T73">lback</text:span></text:span></text:p>
      <text:p text:style-name="P87"><text:bookmark text:name="45a0"/>php artisan migrate:rollback --path=/database/migrations/fileName.php</text:p>
      <text:p text:style-name="P148"><text:bookmark text:name="92a1"/><text:span text:style-name="Strong_20_Emphasis"><text:span text:style-name="T73">Refresh</text:span></text:span></text:p>
      <text:p text:style-name="P87"><text:bookmark text:name="5573"/>php artisan migrate:refresh --path=/database/migrations/fileName.php</text:p>
      <text:p text:style-name="P113"/>
      <text:p text:style-name="P113"/>
      <text:p text:style-name="P119">fresh</text:p>
      <text:p text:style-name="P104"><text:span text:style-name="T75">The fact is that most developers don’t really test their down function in their migrations. They just write it in case they are needed. If the down function is wrong, the rollback will be disturbed. So, considering </text:span><text:soft-page-break/><text:span text:style-name="T75">that </text:span><text:span text:style-name="Source_20_Text"><text:span text:style-name="T76">migrate:refresh</text:span></text:span><text:span text:style-name="T77"> </text:span><text:span text:style-name="T75">depends on the down function, there might be errors. So, it is better to use </text:span><text:span text:style-name="Source_20_Text"><text:span text:style-name="T76">migrate:fresh</text:span></text:span><text:span text:style-name="T77"> </text:span><text:span text:style-name="T75">which doesn’t depend on down functions and just empty your database to fill it again.</text:span></text:p>
      <text:p text:style-name="P129"/>
      <text:list xml:id="list4263241476" text:style-name="L2">
        <text:list-item>
          <text:p text:style-name="P130">Use this command to empty all tables : but firstly take backup of DB</text:p>
        </text:list-item>
      </text:list>
      <text:p text:style-name="P129"/>
      <text:p text:style-name="P131">php artisan migrate:fresh</text:p>
      <text:p text:style-name="P104"/>
      <text:p text:style-name="P104"/>
      <text:p text:style-name="P104"/>
      <text:p text:style-name="P104">--------------------</text:p>
      <text:p text:style-name="P104"/>
      <text:p text:style-name="P132">--------------------<text:span text:style-name="T79">click on link open google calendar---------------------------------with details , fetch datetime data from db and send datetime in calendar with title.</text:span></text:p>
      <text:p text:style-name="P104"/>
      <text:p text:style-name="P104"/>
      <text:p text:style-name="P104"><text:a xlink:type="simple" xlink:href="https://github.com/spatie/calendar-links" text:style-name="Internet_20_link" text:visited-style-name="Visited_20_Internet_20_Link">https://github.com/spatie/calendar-links</text:a> <text:s/>-<text:span text:style-name="T80">&gt; follow this link to install packer who creates calender link.</text:span></text:p>
      <text:list xml:id="list3087341052" text:style-name="L4">
        <text:list-item>
          <text:p text:style-name="P105">Firstly install package then use this code. <text:s text:c="4"/></text:p>
        </text:list-item>
        <text:list-item>
          <text:p text:style-name="P138"><text:span text:style-name="T49"><text:s text:c="2"/></text:span><text:span text:style-name="T78">composer require spatie/calendar-links</text:span></text:p>
        </text:list-item>
        <text:list-item>
          <text:p text:style-name="P86">use Spatie\CalendarLinks\Link;</text:p>
        </text:list-item>
      </text:list>
      <text:p text:style-name="P147"><text:line-break/></text:p>
      <text:p text:style-name="P104"/>
      <text:p text:style-name="P104"/>
      <text:p text:style-name="P120"><text:span text:style-name="T1">$this</text:span>-&gt;<text:span text:style-name="T7">order</text:span> = <text:span text:style-name="T54">Order</text:span>::<text:span text:style-name="T4">with</text:span>([<text:span text:style-name="T9">'cleaner'</text:span>, <text:span text:style-name="T9">'items.service_item.service'</text:span>])-&gt;<text:span text:style-name="T4">find</text:span>(<text:span text:style-name="T7">$order_id</text:span>);</text:p>
      <text:p text:style-name="P104"/>
      <text:p text:style-name="P104"/>
      <text:p text:style-name="P104"/>
      <text:p text:style-name="P94">public function generateCalendarLinks()</text:p>
      <text:p text:style-name="P94">{</text:p>
      <text:p text:style-name="P94">$from = DateTime::createFromFormat('Y-m-d H:i:s', $this-&gt;order-&gt;cleaning_datetime);</text:p>
      <text:p text:style-name="P103"/>
      <text:p text:style-name="P94">$to = DateTime::createFromFormat('Y-m-d H:i:s', $this-&gt;order-&gt;cleaning_datetime);</text:p>
      <text:p text:style-name="P103"/>
      <text:p text:style-name="P94">$link = Link::create('Canary Cleaner Appointments', $from, $to)</text:p>
      <text:p text:style-name="P94">-&gt;description('Cookies &amp; cocktails!')</text:p>
      <text:p text:style-name="P94">-&gt;address('Kruikstraat 22, 2018 Antwerpen');</text:p>
      <text:p text:style-name="P103"/>
      <text:p text:style-name="P94">$googleCalendarLink = $link-&gt;google();</text:p>
      <text:p text:style-name="P94">// dd($googleCalendarLink );</text:p>
      <text:p text:style-name="P94">// $iCal = $link-&gt;ics(); //Generate a data uri for an ics file (for iCal &amp; Outlook)</text:p>
      <text:p text:style-name="P94">// Generate a link to create an event on outlook.live.com calendar</text:p>
      <text:p text:style-name="P94">// $microsoftCal = $link-&gt;webOutlook();</text:p>
      <text:p text:style-name="P133"/>
      <text:p text:style-name="P94">return redirect($googleCalendarLink); <text:s text:c="13"/>////<text:span text:style-name="T79">this is used for link open in google</text:span></text:p>
      <text:p text:style-name="P103"/>
      <text:p text:style-name="P94">}</text:p>
      <text:p text:style-name="P106"><text:s/></text:p>
      <text:p text:style-name="P104"/>
      <text:p text:style-name="P106">in blade page</text:p>
      <text:p text:style-name="P106"><text:soft-page-break/></text:p>
      <text:p text:style-name="P95">&lt;b class="link-design-2"&gt; Add to calendar</text:p>
      <text:p text:style-name="P103"/>
      <text:p text:style-name="P94">&lt;a href="javascript::void(0)" wire:click="generateCalendarLinks()"&gt;&lt;i class="fa-brands fa-google"&gt;&lt;/i&gt;&lt;/a&gt;</text:p>
      <text:p text:style-name="P103"/>
      <text:p text:style-name="P94"/>
      <text:p text:style-name="P94">&lt;/b&gt;</text:p>
      <text:p text:style-name="P106"/>
      <text:p text:style-name="P106">----------------- <text:span text:style-name="T81">extra-----------</text:span></text:p>
      <text:p text:style-name="P95">// public function generateCalendarLinks()</text:p>
      <text:p text:style-name="P94">// {</text:p>
      <text:p text:style-name="P94">// $from = DateTime::createFromFormat('Y-m-d H:i:s', $this-&gt;order-&gt;cleaning_datetime);</text:p>
      <text:p text:style-name="P103"/>
      <text:p text:style-name="P94">// $to = DateTime::createFromFormat('Y-m-d H:i:s', $this-&gt;order-&gt;cleaning_datetime);</text:p>
      <text:p text:style-name="P103"/>
      <text:p text:style-name="P94">// $link = Link::create('Canary Cleaner Appointments', $from, $to);</text:p>
      <text:p text:style-name="P103"/>
      <text:p text:style-name="P94">// $googleCalendarLink = $link-&gt;google();</text:p>
      <text:p text:style-name="P103"/>
      <text:p text:style-name="P94">// return redirect($googleCalendarLink);</text:p>
      <text:p text:style-name="P94">// }</text:p>
      <text:p text:style-name="P94">// public function generateCalendarLinksOutlook()</text:p>
      <text:p text:style-name="P94">// {</text:p>
      <text:p text:style-name="P94">// $from = DateTime::createFromFormat('Y-m-d H:i:s', $this-&gt;order-&gt;cleaning_datetime);</text:p>
      <text:p text:style-name="P103"/>
      <text:p text:style-name="P94">// $to = DateTime::createFromFormat('Y-m-d H:i:s', $this-&gt;order-&gt;cleaning_datetime);</text:p>
      <text:p text:style-name="P103"/>
      <text:p text:style-name="P94">// $link = Link::create('Canary Cleaner Appointments', $from, $to);</text:p>
      <text:p text:style-name="P103"/>
      <text:p text:style-name="P94">// $googleCalendarLink = $link-&gt;webOffice();</text:p>
      <text:p text:style-name="P103"/>
      <text:p text:style-name="P94">// return redirect($googleCalendarLink);</text:p>
      <text:p text:style-name="P94">// }</text:p>
      <text:p text:style-name="P103"/>
      <text:p text:style-name="P94">// public function generateCalendarLinksApple()</text:p>
      <text:p text:style-name="P94">// {</text:p>
      <text:p text:style-name="P94">// $from = DateTime::createFromFormat('Y-m-d H:i:s', $this-&gt;order-&gt;cleaning_datetime);</text:p>
      <text:p text:style-name="P103"/>
      <text:p text:style-name="P94">// $to = DateTime::createFromFormat('Y-m-d H:i:s', $this-&gt;order-&gt;cleaning_datetime);</text:p>
      <text:p text:style-name="P103"/>
      <text:p text:style-name="P94">// $link = Link::create('Canary Cleaner Appointments', $from, $to);</text:p>
      <text:p text:style-name="P103"/>
      <text:p text:style-name="P94">// $googleCalendarLink = $link-&gt;ics();</text:p>
      <text:p text:style-name="P103"/>
      <text:p text:style-name="P94">// return redirect($googleCalendarLink);</text:p>
      <text:p text:style-name="P94">// }</text:p>
      <text:p text:style-name="P106"/>
      <text:p text:style-name="P134"/>
      <text:p text:style-name="P135">another way</text:p>
      <text:p text:style-name="P135">in short code in livewire</text:p>
      <text:p text:style-name="P134"><text:soft-page-break/></text:p>
      <text:p text:style-name="P136">blade page :-</text:p>
      <text:p text:style-name="P96">&lt;b class="link-design-2 no-hover"&gt; Add to calendar</text:p>
      <text:p text:style-name="P103"/>
      <text:p text:style-name="P94">&lt;a class="link-design-2" href="{{ $link-&gt;google() }}" &gt;&lt;i</text:p>
      <text:p text:style-name="P94">class="fa-brands fa-google"&gt;&lt;/i&gt;&lt;/a&gt;</text:p>
      <text:p text:style-name="P103"/>
      <text:p text:style-name="P94">&lt;a href="{{ $link-&gt;webOffice() }}"&gt; &lt;i</text:p>
      <text:p text:style-name="P94">class="fa-brands fa-microsoft"&gt;&lt;/i&gt;&lt;/a&gt;</text:p>
      <text:p text:style-name="P103"/>
      <text:p text:style-name="P94">&lt;a href="{{ $link-&gt;ics() }}"&gt;&lt;i</text:p>
      <text:p text:style-name="P94">class="fa-brands fa-apple"&gt;&lt;/i&gt; &lt;/a&gt;</text:p>
      <text:p text:style-name="P94">&lt;/b&gt;</text:p>
      <text:p text:style-name="P107"/>
      <text:p text:style-name="P136">in controller:-</text:p>
      <text:p text:style-name="P107"/>
      <text:p text:style-name="P94">public function generateCalendarLinks()</text:p>
      <text:p text:style-name="P94">{</text:p>
      <text:p text:style-name="P94">$from = DateTime::createFromFormat('Y-m-d H:i:s', $this-&gt;order-&gt;cleaning_datetime);</text:p>
      <text:p text:style-name="P103"/>
      <text:p text:style-name="P94">$to = DateTime::createFromFormat('Y-m-d H:i:s', $this-&gt;order-&gt;cleaning_datetime);</text:p>
      <text:p text:style-name="P103"/>
      <text:p text:style-name="P94">$link = Link::create('Canary Cleaner Appointments', $from, $to);</text:p>
      <text:p text:style-name="P94">return $link;</text:p>
      <text:p text:style-name="P94">}</text:p>
      <text:p text:style-name="P103"/>
      <text:p text:style-name="P94">public function render()</text:p>
      <text:p text:style-name="P94">{</text:p>
      <text:p text:style-name="P94">$link = $this-&gt;generateCalendarLinks();</text:p>
      <text:p text:style-name="P94">return view('livewire.customer.appointment.thanks', [</text:p>
      <text:p text:style-name="P94">'link' =&gt; $link</text:p>
      <text:p text:style-name="P94">])-&gt;extends('layouts.app')-&gt;section('content');</text:p>
      <text:p text:style-name="P94">}</text:p>
      <text:p text:style-name="P107"/>
      <text:p text:style-name="P106"/>
      <text:p text:style-name="P106"/>
      <text:p text:style-name="P116">---------------<text:span text:style-name="T82">Mount function variable how to pass in blade page----------</text:span></text:p>
      <text:p text:style-name="P116"/>
      <text:p text:style-name="P108">define variable as public $link;</text:p>
      <text:p text:style-name="P108">then use in mount function as $this-&gt;link;</text:p>
      <text:p text:style-name="P108"/>
      <text:p text:style-name="P108"/>
      <text:p text:style-name="P108"/>
      <text:p text:style-name="P117">----------------------------<text:span text:style-name="T83">Sweet alert livewire/laravel----------------</text:span></text:p>
      <text:p text:style-name="P108"/>
      <text:p text:style-name="P108"/>
      <text:p text:style-name="P121"><text:span text:style-name="T1">use</text:span> Jantinnerezo\LivewireAlert\<text:span text:style-name="T54">LivewireAlert</text:span>;</text:p>
      <text:p text:style-name="P108"/>
      <text:p text:style-name="P121"><text:span text:style-name="T1">use</text:span> <text:span text:style-name="T54">LivewireAlert</text:span>;</text:p>
      <text:p text:style-name="P108"/>
      <text:p text:style-name="P108"/>
      <text:p text:style-name="P121"><text:span text:style-name="T53">return</text:span> <text:span text:style-name="T1">$this</text:span>-&gt;<text:span text:style-name="T4">alert</text:span>(<text:span text:style-name="T9">"error"</text:span>, <text:span text:style-name="T9">"Cleaner don't have permission"</text:span>);</text:p>
      <text:p text:style-name="P108"><text:soft-page-break/></text:p>
      <text:p text:style-name="P117">-------<text:span text:style-name="T84">condition----------------</text:span></text:p>
      <text:p text:style-name="P108"/>
      <text:p text:style-name="P121"><text:span text:style-name="T7">$user</text:span> = <text:span text:style-name="T4">auth</text:span>()-&gt;<text:span text:style-name="T4">user</text:span>()-&gt;<text:span text:style-name="T7">role</text:span> ?? <text:span text:style-name="T1">null</text:span>;</text:p>
      <text:p text:style-name="P133"/>
      <text:p text:style-name="P123"><text:span text:style-name="T53">if</text:span> (<text:span text:style-name="T7">$user</text:span> == <text:span text:style-name="T9">'cleaner'</text:span>) {</text:p>
      <text:p text:style-name="P123"><text:span text:style-name="T53">return</text:span> <text:span text:style-name="T1">$this</text:span>-&gt;<text:span text:style-name="T4">alert</text:span>(<text:span text:style-name="T9">"error"</text:span>, <text:span text:style-name="T9">"Cleaner don't have permission"</text:span>);</text:p>
      <text:p text:style-name="P123">} <text:span text:style-name="T53">else</text:span> {</text:p>
      <text:p text:style-name="P109"/>
      <text:p text:style-name="P109">only customer and who have no role yet can continue</text:p>
      <text:p text:style-name="P109">}</text:p>
      <text:p text:style-name="P109"/>
      <text:p text:style-name="P109"/>
      <text:p text:style-name="P137">-----------<text:span text:style-name="T85">spinner loader on button------</text:span><text:span text:style-name="T86">in laravel or livewire through javascript</text:span><text:span text:style-name="T85">------</text:span></text:p>
      <text:p text:style-name="P125"><text:span text:style-name="T56">&lt;</text:span><text:span text:style-name="T1">div</text:span> <text:span text:style-name="T7">class</text:span>=<text:span text:style-name="T9">"btn_nxt_prs modal-footer"</text:span><text:span text:style-name="T56">&gt;</text:span></text:p>
      <text:p text:style-name="P123"><text:span text:style-name="T56">&lt;</text:span><text:span text:style-name="T1">label</text:span> <text:span text:style-name="T7">for</text:span>=<text:span text:style-name="T9">"back2"</text:span> <text:span text:style-name="T7">class</text:span>=<text:span text:style-name="T9">"btn_b"</text:span> <text:span text:style-name="T7">wire:click</text:span>=<text:span text:style-name="T9">"previous"</text:span><text:span text:style-name="T56">&gt;</text:span>Back<text:span text:style-name="T56">&lt;/</text:span><text:span text:style-name="T1">label</text:span><text:span text:style-name="T56">&gt;</text:span></text:p>
      <text:p text:style-name="P123"><text:span text:style-name="T56">&lt;</text:span><text:span text:style-name="T1">label</text:span> <text:span text:style-name="T7">for</text:span>=<text:span text:style-name="T9">"next2"</text:span> <text:span text:style-name="T7">class</text:span>=<text:span text:style-name="T9">"btn_c"</text:span> <text:span text:style-name="T7">id</text:span>=<text:span text:style-name="T9">"schedules"</text:span> <text:span text:style-name="T7">wire:click</text:span>=<text:span text:style-name="T9">"schedule"</text:span><text:span text:style-name="T56">&gt;</text:span>Schedule Now</text:p>
      <text:p text:style-name="P133"/>
      <text:p text:style-name="P123"><text:span text:style-name="T56">&lt;/</text:span><text:span text:style-name="T1">label</text:span><text:span text:style-name="T56">&gt;</text:span></text:p>
      <text:p text:style-name="P123"><text:span text:style-name="T56">&lt;/</text:span><text:span text:style-name="T1">div</text:span><text:span text:style-name="T56">&gt;</text:span></text:p>
      <text:p text:style-name="P100"/>
      <text:p text:style-name="P109"/>
      <text:p text:style-name="P109"/>
      <text:p text:style-name="P110">&lt;script&gt;</text:p>
      <text:p text:style-name="P97">// loader on schedule button .. <text:span text:style-name="T85">button hide loader show on click</text:span></text:p>
      <text:p text:style-name="P94">$("#schedules").on("click",function(){</text:p>
      <text:p text:style-name="P94">$("#schedules").html("&lt;div&gt;&lt;i class='fa fa-spinner fa-spin' style='font-size:24px'&gt;&lt;/i&gt;&lt;/div&gt;");</text:p>
      <text:p text:style-name="P103"/>
      <text:p text:style-name="P94">});</text:p>
      <text:p text:style-name="P94"/>
      <text:p text:style-name="P98">&lt;/script&gt;</text:p>
      <text:p text:style-name="P98">or</text:p>
      <text:p text:style-name="P98"/>
      <text:p text:style-name="P98">show loader side on the button</text:p>
      <text:p text:style-name="P98"/>
      <text:p text:style-name="P110">&lt;script&gt;</text:p>
      <text:p text:style-name="P97">// loader on schedule button .. <text:span text:style-name="T85">button hide loader show on click</text:span></text:p>
      <text:p text:style-name="P123"><text:span text:style-name="T4">$</text:span>(<text:span text:style-name="T9">"#schedules"</text:span>).<text:span text:style-name="T4">on</text:span>(<text:span text:style-name="T9">"click"</text:span>,<text:span text:style-name="T1">function</text:span>(){</text:p>
      <text:p text:style-name="P123"><text:span text:style-name="T4">$</text:span>(<text:span text:style-name="T9">".modal-footer"</text:span>).<text:span text:style-name="T4">append</text:span>(<text:span text:style-name="T9">"&lt;div&gt;&lt;i class='fa fa-spinner fa-spin' style='font-size:24px'&gt;&lt;/i&gt;&lt;/div&gt;"</text:span>);</text:p>
      <text:p text:style-name="P133"/>
      <text:p text:style-name="P123">});</text:p>
      <text:p text:style-name="P123"/>
      <text:p text:style-name="P98">&lt;/script&gt;</text:p>
      <text:p text:style-name="P109"/>
      <text:p text:style-name="P109"/>
      <text:p text:style-name="P109">-----------<text:span text:style-name="T87">sweetalert confirm in laravel using ajax-------------</text:span></text:p>
      <text:p text:style-name="P124"><text:span text:style-name="T56">&lt;</text:span><text:span text:style-name="T1">button</text:span> <text:span text:style-name="T7">class</text:span>=<text:span text:style-name="T9">"btn btn-danger servideletebtn"</text:span></text:p>
      <text:p text:style-name="P123"><text:span text:style-name="T7">data-id</text:span>=<text:span text:style-name="T9">"</text:span><text:span text:style-name="T4">{{</text:span><text:span text:style-name="T9"> </text:span><text:span text:style-name="T7">$favourite</text:span>-&gt;<text:span text:style-name="T7">id</text:span><text:span text:style-name="T9"> </text:span><text:span text:style-name="T4">}}</text:span><text:span text:style-name="T9">"</text:span><text:span text:style-name="T56">&gt;</text:span>Delete<text:span text:style-name="T56">&lt;/</text:span><text:span text:style-name="T1">button</text:span><text:span text:style-name="T56">&gt;</text:span></text:p>
      <text:p text:style-name="P109"/>
      <text:p text:style-name="P109"/>
      <text:p text:style-name="P123"><text:soft-page-break/><text:span text:style-name="T56">&lt;</text:span><text:span text:style-name="T1">script</text:span> <text:span text:style-name="T7">src</text:span>=<text:span text:style-name="T9">"https://cdnjs.cloudflare.com/ajax/libs/sweetalert/2.1.0/sweetalert.min.js"</text:span><text:span text:style-name="T56">&gt;&lt;/</text:span><text:span text:style-name="T1">script</text:span><text:span text:style-name="T56">&gt;</text:span></text:p>
      <text:p text:style-name="P123"><text:span text:style-name="T56">&lt;</text:span><text:span text:style-name="T1">script</text:span> <text:span text:style-name="T7">type</text:span>=<text:span text:style-name="T9">"text/javascript"</text:span><text:span text:style-name="T56">&gt;</text:span></text:p>
      <text:p text:style-name="P133"/>
      <text:p text:style-name="P123"><text:span text:style-name="T4">$</text:span>(<text:span text:style-name="T9">'.servideletebtn'</text:span>).<text:span text:style-name="T4">click</text:span>(<text:span text:style-name="T1">function</text:span>(<text:span text:style-name="T7">event</text:span>) {</text:p>
      <text:p text:style-name="P123"><text:span text:style-name="T1">var</text:span> <text:span text:style-name="T7">form</text:span> = <text:span text:style-name="T4">$</text:span>(<text:span text:style-name="T1">this</text:span>).<text:span text:style-name="T4">closest</text:span>(<text:span text:style-name="T9">"form"</text:span>);</text:p>
      <text:p text:style-name="P123"><text:span text:style-name="T1">var</text:span> <text:span text:style-name="T7">name</text:span> = <text:span text:style-name="T4">$</text:span>(<text:span text:style-name="T1">this</text:span>).<text:span text:style-name="T4">data</text:span>(<text:span text:style-name="T9">"name"</text:span>);</text:p>
      <text:p text:style-name="P123"><text:span text:style-name="T7">event</text:span>.<text:span text:style-name="T4">preventDefault</text:span>();</text:p>
      <text:p text:style-name="P123"><text:span text:style-name="T4">swal</text:span>({</text:p>
      <text:p text:style-name="P123"><text:span text:style-name="T7">title:</text:span> <text:span text:style-name="T9">`Are you sure you want to remove cleaner from Favourites?`</text:span>,</text:p>
      <text:p text:style-name="P123"><text:span text:style-name="T7">text:</text:span> <text:span text:style-name="T9">"If you delete this, it will be gone forever."</text:span>,</text:p>
      <text:p text:style-name="P123"><text:span text:style-name="T7">icon:</text:span> <text:span text:style-name="T9">"warning"</text:span>,</text:p>
      <text:p text:style-name="P123"><text:span text:style-name="T7">buttons:</text:span> <text:span text:style-name="T1">true</text:span>,</text:p>
      <text:p text:style-name="P123"><text:span text:style-name="T7">buttons:</text:span> [<text:span text:style-name="T9">"No"</text:span>, <text:span text:style-name="T9">"Yes"</text:span>],</text:p>
      <text:p text:style-name="P123"><text:span text:style-name="T7">dangerMode:</text:span> <text:span text:style-name="T1">true</text:span>,</text:p>
      <text:p text:style-name="P123">})</text:p>
      <text:p text:style-name="P123">.<text:span text:style-name="T4">then</text:span>((<text:span text:style-name="T7">willDelete</text:span>) <text:span text:style-name="T1">=&gt;</text:span> {</text:p>
      <text:p text:style-name="P123"><text:span text:style-name="T53">if</text:span> (<text:span text:style-name="T7">willDelete</text:span>) {</text:p>
      <text:p text:style-name="P123"><text:span text:style-name="T7">form</text:span>.<text:span text:style-name="T4">submit</text:span>();</text:p>
      <text:p text:style-name="P123">}</text:p>
      <text:p text:style-name="P123">});</text:p>
      <text:p text:style-name="P123">});</text:p>
      <text:p text:style-name="P133"/>
      <text:p text:style-name="P123"><text:span text:style-name="T56">&lt;/</text:span><text:span text:style-name="T1">script</text:span><text:span text:style-name="T56">&gt;</text:span></text:p>
      <text:p text:style-name="P109"/>
      <text:p text:style-name="P109"/>
      <text:p text:style-name="P124"><text:span text:style-name="T1">public</text:span> <text:span text:style-name="T1">function</text:span> <text:span text:style-name="T4">deleteFavouriteCleaner</text:span>(<text:span text:style-name="T7">$id</text:span>)</text:p>
      <text:p text:style-name="P123">{</text:p>
      <text:p text:style-name="P123"><text:span text:style-name="T53">if</text:span> (<text:span text:style-name="T7">$id</text:span>) {</text:p>
      <text:p text:style-name="P123"><text:span text:style-name="T54">Favourite</text:span>::<text:span text:style-name="T4">find</text:span>(<text:span text:style-name="T7">$id</text:span>)-&gt;<text:span text:style-name="T4">delete</text:span>();</text:p>
      <text:p text:style-name="P123">}</text:p>
      <text:p text:style-name="P123"><text:span text:style-name="T53">return</text:span> <text:span text:style-name="T4">back</text:span>();</text:p>
      <text:p text:style-name="P127">// return response()-&gt;json(['status' =&gt; 'Category Deleted Successfully']);</text:p>
      <text:p text:style-name="P123">}</text:p>
      <text:p text:style-name="P109"/>
      <text:p text:style-name="P109"/>
      <text:p text:style-name="P109"/>
      <text:p text:style-name="P109"/>
      <text:p text:style-name="P109">------------------<text:span text:style-name="T88">URL link create -----------------</text:span></text:p>
      <text:p text:style-name="P111">fetch url link from DB table and show in icon and click on icon open site</text:p>
      <text:p text:style-name="P111"/>
      <text:p text:style-name="P112">NOTE:- save url in DB like: <text:s/>https://www.facebook.com/</text:p>
      <text:p text:style-name="P111"/>
      <text:p text:style-name="P92">&lt;p&gt;Social Profile&lt;/p&gt;</text:p>
      <text:p text:style-name="P94">&lt;div&gt;</text:p>
      <text:p text:style-name="P94">@php</text:p>
      <text:p text:style-name="P94">$url = $cleaner-&gt;userdetails-&gt;facebook;</text:p>
      <text:p text:style-name="P103"/>
      <text:p text:style-name="P94">@endphp</text:p>
      <text:p text:style-name="P103"/>
      <text:p text:style-name="P94">&lt;a href="{{$url}}" target="_blank"&gt;&lt;i class="fa-brands fa-facebook"&gt;&lt;/i&gt;</text:p>
      <text:p text:style-name="P94"><text:soft-page-break/>&lt;/a&gt;</text:p>
      <text:p text:style-name="P94"/>
      <text:p text:style-name="P101">or</text:p>
      <text:p text:style-name="P99"/>
      <text:p text:style-name="P94">&lt;a href="{{ url($cleaner-&gt;userdetails-&gt;twitter) }}" target="_blank"&gt; &lt;i class="fa-brands fa-twitter"&gt;&lt;/i&gt;&lt;/a&gt;</text:p>
      <text:p text:style-name="P103"/>
      <text:p text:style-name="P94">&lt;a href="{{ url($cleaner-&gt;userdetails-&gt;instagram) }}" target="_blank"&gt;&lt;i class="fa-brands fa-instagram"&gt;&lt;/i&gt;&lt;/a&gt;</text:p>
      <text:p text:style-name="P94">&lt;a href="{{ url($cleaner-&gt;userdetails-&gt;linkedin) }}" target="_blank"&gt;&lt;i class="fa-brands fa-linkedin-in"&gt;&lt;/i&gt;&lt;/a&gt;</text:p>
      <text:p text:style-name="P140"/>
      <text:p text:style-name="P94">&lt;/div&gt;</text:p>
      <text:p text:style-name="P91"/>
      <text:p text:style-name="P55"/>
      <text:p text:style-name="P55"/>
      <text:p text:style-name="P55">-------------------------<text:span text:style-name="T89">How to use <text:s/>Enum <text:s/>in laravel <text:s/>--------------</text:span></text:p>
      <text:p text:style-name="P55"/>
      <text:p text:style-name="P142">1. in blade how to asses values from enum</text:p>
      <text:p text:style-name="P144"><text:span text:style-name="T1">@foreach</text:span>(App\Enums\<text:span text:style-name="T54">PlanFrequency</text:span>::<text:span text:style-name="T4">values</text:span>() as <text:span text:style-name="T7">$key</text:span>=&gt;<text:span text:style-name="T7">$value</text:span>)</text:p>
      <text:p text:style-name="P32"><text:span text:style-name="T56">&lt;</text:span><text:span text:style-name="T1">option</text:span> <text:span text:style-name="T7">value</text:span>=<text:span text:style-name="T9">"</text:span><text:span text:style-name="T4">{{</text:span><text:span text:style-name="T9"> </text:span><text:span text:style-name="T7">$key</text:span><text:span text:style-name="T9"> </text:span><text:span text:style-name="T4">}}</text:span><text:span text:style-name="T9">"</text:span><text:span text:style-name="T56">&gt;</text:span><text:span text:style-name="T4">{{</text:span> <text:span text:style-name="T7">$plan</text:span>-&gt;<text:span text:style-name="T7">$value</text:span> <text:span text:style-name="T4">}}</text:span><text:span text:style-name="T56">&lt;/</text:span><text:span text:style-name="T1">option</text:span><text:span text:style-name="T56">&gt;</text:span></text:p>
      <text:p text:style-name="P139">@endforeach</text:p>
      <text:p text:style-name="P142"/>
      <text:p text:style-name="P142"/>
      <text:p text:style-name="P143">2.</text:p>
      <text:p text:style-name="P145"><text:span text:style-name="T1">use</text:span> App\Enums\<text:span text:style-name="T54">PlanFrequency</text:span>;</text:p>
      <text:p text:style-name="P32"><text:span text:style-name="T7">$user</text:span>= <text:span text:style-name="T54">PlanFrequency</text:span>::<text:span text:style-name="T4">cases</text:span>();</text:p>
      <text:p text:style-name="P38">// dd($user[0]-&gt;value);</text:p>
      <text:p text:style-name="P32"/>
      <text:p text:style-name="P143"/>
      <text:p text:style-name="P55"/>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onaco" svg:font-family="Monaco, Consolas, 'Andale Mono', 'DejaVu Sans Mono', monospace"/>
    <style:font-face style:name="apple-system" svg:font-family="apple-system, system-ui, BlinkMacSystemFont, 'Segoe UI', Helvetica, Arial, sans-serif, 'Apple Color Emoji', 'Segoe UI Emoji', 'Segoe UI Symbol'"/>
    <style:font-face style:name="source-code-pro" svg:font-family="source-code-pro, Menlo, Monaco, 'Courier New', Courier, monospace"/>
    <style:font-face style:name="source-serif-pro" svg:font-family="source-serif-pro, Georgia, Cambria, 'Times New Roman', Times, serif"/>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9T11:19:14.664292260</meta:creation-date>
    <dc:date>2023-02-24T16:58:35.924947658</dc:date>
    <meta:editing-duration>P1DT10H16M6S</meta:editing-duration>
    <meta:editing-cycles>83</meta:editing-cycles>
    <meta:generator>LibreOffice/6.4.7.2$Linux_X86_64 LibreOffice_project/40$Build-2</meta:generator>
    <meta:document-statistic meta:table-count="0" meta:image-count="0" meta:object-count="0" meta:page-count="18" meta:paragraph-count="543" meta:word-count="2103" meta:character-count="20465" meta:non-whitespace-character-count="18711"/>
  </office:meta>
</office:document-meta>
</file>